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8.86cm" svg:height="4.984cm" svg:x="3.138cm" svg:y="14.921cm">
            <draw:object draw:notify-on-update-of-ranges="Hoja1.A1:Hoja1.A1 Hoja1.A2:Hoja1.A31 Hoja1.B1:Hoja1.B1 Hoja1.B2:Hoja1.B31 Hoja1.E1:Hoja1.E1 Hoja1.E2:Hoja1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847cm" svg:height="4.976cm" svg:x="12.182cm" svg:y="14.974cm">
            <draw:object draw:notify-on-update-of-ranges="Hoja1.A1:Hoja1.A1 Hoja1.A2:Hoja1.A31 Hoja1.F1:Hoja1.F1 Hoja1.F2:Hoja1.F31 Hoja1.I1:Hoja1.I1 Hoja1.I2:Hoja1.I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79cm" svg:height="5.107cm" svg:x="30.315cm" svg:y="14.947cm">
            <draw:object draw:notify-on-update-of-ranges="Hoja1.A1:Hoja1.A1 Hoja1.A2:Hoja1.A31 Hoja1.N1:Hoja1.N1 Hoja1.N2:Hoja1.N31 Hoja1.Q1:Hoja1.Q1 Hoja1.Q2:Hoja1.Q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763cm" svg:height="4.929cm" svg:x="21.241cm" svg:y="14.976cm">
            <draw:object draw:notify-on-update-of-ranges="Hoja1.A1:Hoja1.A1 Hoja1.A2:Hoja1.A31 Hoja1.J1:Hoja1.J1 Hoja1.J2:Hoja1.J31 Hoja1.M1:Hoja1.M1 Hoja1.M2:Hoja1.M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6" table:default-cell-style-name="ce3"/>
        <table:table-row table:style-name="ro1">
          <table:table-cell table:style-name="ce1" office:value-type="string" calcext:value-type="string">
            <text:p>Tamaño del vector</text:p>
          </table:table-cell>
          <table:table-cell table:style-name="ce1" office:value-type="string" calcext:value-type="string">
            <text:p>Ej2.1.1</text:p>
          </table:table-cell>
          <table:table-cell table:style-name="ce1" office:value-type="string" calcext:value-type="string">
            <text:p>O(n³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Ej2.1.2</text:p>
          </table:table-cell>
          <table:table-cell table:style-name="ce1" office:value-type="string" calcext:value-type="string">
            <text:p>O(n²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O(n*log2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HeapSort</text:p>
          </table:table-cell>
          <table:table-cell table:style-name="ce1" office:value-type="string" calcext:value-type="string">
            <text:p>O(n*log2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622" calcext:value-type="float">
            <text:p>622</text:p>
          </table:table-cell>
          <table:table-cell table:formula="of:=[.A2]^3" office:value-type="float" office:value="1000000000" calcext:value-type="float">
            <text:p>1000000000</text:p>
          </table:table-cell>
          <table:table-cell table:formula="of:=[.B2]/[.C2]" office:value-type="float" office:value="0.000000622" calcext:value-type="float">
            <text:p>0,000000622</text:p>
          </table:table-cell>
          <table:table-cell table:formula="of:=[.$D$32]*[.C2]" office:value-type="float" office:value="82.5585281235334" calcext:value-type="float">
            <text:p>82,558528123533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2]^2" office:value-type="float" office:value="1000000" calcext:value-type="float">
            <text:p>1000000</text:p>
          </table:table-cell>
          <table:table-cell table:style-name="ce2" table:formula="of:=[.F2]/[.G2]" office:value-type="float" office:value="0.000001" calcext:value-type="float">
            <text:p>0,000001</text:p>
          </table:table-cell>
          <table:table-cell table:style-name="ce2" table:formula="of:=[.$H$32]*[.G2]" office:value-type="float" office:value="0.270418444256032" calcext:value-type="float">
            <text:p>0,270418444256032</text:p>
          </table:table-cell>
          <table:table-cell office:value-type="float" office:value="77" calcext:value-type="float">
            <text:p>77</text:p>
          </table:table-cell>
          <table:table-cell table:style-name="ce2" table:formula="of:=[.A2]*LOG([.A2];2)" office:value-type="float" office:value="9965.78428466209" calcext:value-type="float">
            <text:p>9965,78428466209</text:p>
          </table:table-cell>
          <table:table-cell table:style-name="ce2" table:formula="of:=[.J2]/[.K2]" office:value-type="float" office:value="0.00772643655537552" calcext:value-type="float">
            <text:p>0,00772643655537552</text:p>
          </table:table-cell>
          <table:table-cell table:style-name="ce2" table:formula="of:=[.$L$32]*[.K2]" office:value-type="float" office:value="186.292585736891" calcext:value-type="float">
            <text:p>186,292585736891</text:p>
          </table:table-cell>
          <table:table-cell office:value-type="float" office:value="319" calcext:value-type="float">
            <text:p>319</text:p>
          </table:table-cell>
          <table:table-cell table:style-name="ce2" table:formula="of:=[.A2]*LOG([.A2];2)" office:value-type="float" office:value="9965.78428466209" calcext:value-type="float">
            <text:p>9965,78428466209</text:p>
          </table:table-cell>
          <table:table-cell table:style-name="ce2" table:formula="of:=[.N2]/[.O2]" office:value-type="float" office:value="0.03200952287227" calcext:value-type="float">
            <text:p>0,03200952287227</text:p>
          </table:table-cell>
          <table:table-cell table:style-name="ce2" table:formula="of:=[.$P$32]*[.O2]" office:value-type="float" office:value="346.817580394768" calcext:value-type="float">
            <text:p>346,817580394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30" calcext:value-type="float">
            <text:p>2330</text:p>
          </table:table-cell>
          <table:table-cell table:formula="of:=[.A3]^3" office:value-type="float" office:value="8000000000" calcext:value-type="float">
            <text:p>8000000000</text:p>
          </table:table-cell>
          <table:table-cell table:formula="of:=[.B3]/[.C3]" office:value-type="float" office:value="0.00000029125" calcext:value-type="float">
            <text:p>0,00000029125</text:p>
          </table:table-cell>
          <table:table-cell table:formula="of:=[.$D$32]*[.C3]" office:value-type="float" office:value="660.468224988267" calcext:value-type="float">
            <text:p>660,468224988267</text:p>
          </table:table-cell>
          <table:table-cell office:value-type="float" office:value="3" calcext:value-type="float">
            <text:p>3</text:p>
          </table:table-cell>
          <table:table-cell table:formula="of:=[.A3]^2" office:value-type="float" office:value="4000000" calcext:value-type="float">
            <text:p>4000000</text:p>
          </table:table-cell>
          <table:table-cell table:formula="of:=[.F3]/[.G3]" office:value-type="float" office:value="0.00000075" calcext:value-type="float">
            <text:p>0,00000075</text:p>
          </table:table-cell>
          <table:table-cell table:formula="of:=[.$H$32]*[.G3]" office:value-type="float" office:value="1.08167377702413" calcext:value-type="float">
            <text:p>1,08167377702413</text:p>
          </table:table-cell>
          <table:table-cell office:value-type="float" office:value="160" calcext:value-type="float">
            <text:p>160</text:p>
          </table:table-cell>
          <table:table-cell table:formula="of:=[.A3]*LOG([.A3];2)" office:value-type="float" office:value="21931.5685693242" calcext:value-type="float">
            <text:p>21931,5685693242</text:p>
          </table:table-cell>
          <table:table-cell table:formula="of:=[.J3]/[.K3]" office:value-type="float" office:value="0.00729541981889034" calcext:value-type="float">
            <text:p>0,00729541981889034</text:p>
          </table:table-cell>
          <table:table-cell table:formula="of:=[.$L$32]*[.K3]" office:value-type="float" office:value="409.971608991521" calcext:value-type="float">
            <text:p>409,971608991521</text:p>
          </table:table-cell>
          <table:table-cell office:value-type="float" office:value="1000" calcext:value-type="float">
            <text:p>1000</text:p>
          </table:table-cell>
          <table:table-cell table:formula="of:=[.A3]*LOG([.A3];2)" office:value-type="float" office:value="21931.5685693242" calcext:value-type="float">
            <text:p>21931,5685693242</text:p>
          </table:table-cell>
          <table:table-cell table:formula="of:=[.N3]/[.O3]" office:value-type="float" office:value="0.0455963738680646" calcext:value-type="float">
            <text:p>0,0455963738680646</text:p>
          </table:table-cell>
          <table:table-cell table:formula="of:=[.$P$32]*[.O3]" office:value-type="float" office:value="763.236823937823" calcext:value-type="float">
            <text:p>763,2368239378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539" calcext:value-type="float">
            <text:p>5539</text:p>
          </table:table-cell>
          <table:table-cell table:formula="of:=[.A4]^3" office:value-type="float" office:value="27000000000" calcext:value-type="float">
            <text:p>27000000000</text:p>
          </table:table-cell>
          <table:table-cell table:formula="of:=[.B4]/[.C4]" office:value-type="float" office:value="0.00000020514814814815" calcext:value-type="float">
            <text:p>2,05148148148148E-07</text:p>
          </table:table-cell>
          <table:table-cell table:formula="of:=[.$D$32]*[.C4]" office:value-type="float" office:value="2229.0802593354" calcext:value-type="float">
            <text:p>2229,0802593354</text:p>
          </table:table-cell>
          <table:table-cell office:value-type="float" office:value="5" calcext:value-type="float">
            <text:p>5</text:p>
          </table:table-cell>
          <table:table-cell table:formula="of:=[.A4]^2" office:value-type="float" office:value="9000000" calcext:value-type="float">
            <text:p>9000000</text:p>
          </table:table-cell>
          <table:table-cell table:formula="of:=[.F4]/[.G4]" office:value-type="float" office:value="0.00000055555555555556" calcext:value-type="float">
            <text:p>5,55555555555556E-07</text:p>
          </table:table-cell>
          <table:table-cell table:formula="of:=[.$H$32]*[.G4]" office:value-type="float" office:value="2.43376599830429" calcext:value-type="float">
            <text:p>2,43376599830429</text:p>
          </table:table-cell>
          <table:table-cell office:value-type="float" office:value="250" calcext:value-type="float">
            <text:p>250</text:p>
          </table:table-cell>
          <table:table-cell table:formula="of:=[.A4]*LOG([.A4];2)" office:value-type="float" office:value="34652.2403561497" calcext:value-type="float">
            <text:p>34652,2403561497</text:p>
          </table:table-cell>
          <table:table-cell table:formula="of:=[.J4]/[.K4]" office:value-type="float" office:value="0.00721454074629932" calcext:value-type="float">
            <text:p>0,00721454074629932</text:p>
          </table:table-cell>
          <table:table-cell table:formula="of:=[.$L$32]*[.K4]" office:value-type="float" office:value="647.76190946243" calcext:value-type="float">
            <text:p>647,76190946243</text:p>
          </table:table-cell>
          <table:table-cell office:value-type="float" office:value="505" calcext:value-type="float">
            <text:p>505</text:p>
          </table:table-cell>
          <table:table-cell table:formula="of:=[.A4]*LOG([.A4];2)" office:value-type="float" office:value="34652.2403561497" calcext:value-type="float">
            <text:p>34652,2403561497</text:p>
          </table:table-cell>
          <table:table-cell table:formula="of:=[.N4]/[.O4]" office:value-type="float" office:value="0.0145733723075246" calcext:value-type="float">
            <text:p>0,0145733723075246</text:p>
          </table:table-cell>
          <table:table-cell table:formula="of:=[.$P$32]*[.O4]" office:value-type="float" office:value="1205.92678030109" calcext:value-type="float">
            <text:p>1205,926780301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363" calcext:value-type="float">
            <text:p>10363</text:p>
          </table:table-cell>
          <table:table-cell table:formula="of:=[.A5]^3" office:value-type="float" office:value="64000000000" calcext:value-type="float">
            <text:p>64000000000</text:p>
          </table:table-cell>
          <table:table-cell table:formula="of:=[.B5]/[.C5]" office:value-type="float" office:value="0.000000161921875" calcext:value-type="float">
            <text:p>0,000000161921875</text:p>
          </table:table-cell>
          <table:table-cell table:formula="of:=[.$D$32]*[.C5]" office:value-type="float" office:value="5283.74579990614" calcext:value-type="float">
            <text:p>5283,74579990614</text:p>
          </table:table-cell>
          <table:table-cell office:value-type="float" office:value="7" calcext:value-type="float">
            <text:p>7</text:p>
          </table:table-cell>
          <table:table-cell table:formula="of:=[.A5]^2" office:value-type="float" office:value="16000000" calcext:value-type="float">
            <text:p>16000000</text:p>
          </table:table-cell>
          <table:table-cell table:formula="of:=[.F5]/[.G5]" office:value-type="float" office:value="0.0000004375" calcext:value-type="float">
            <text:p>0,0000004375</text:p>
          </table:table-cell>
          <table:table-cell table:formula="of:=[.$H$32]*[.G5]" office:value-type="float" office:value="4.32669510809651" calcext:value-type="float">
            <text:p>4,32669510809651</text:p>
          </table:table-cell>
          <table:table-cell office:value-type="float" office:value="461" calcext:value-type="float">
            <text:p>461</text:p>
          </table:table-cell>
          <table:table-cell table:formula="of:=[.A5]*LOG([.A5];2)" office:value-type="float" office:value="47863.1371386484" calcext:value-type="float">
            <text:p>47863,1371386484</text:p>
          </table:table-cell>
          <table:table-cell table:formula="of:=[.J5]/[.K5]" office:value-type="float" office:value="0.00963162942421828" calcext:value-type="float">
            <text:p>0,00963162942421828</text:p>
          </table:table-cell>
          <table:table-cell table:formula="of:=[.$L$32]*[.K5]" office:value-type="float" office:value="894.716093018521" calcext:value-type="float">
            <text:p>894,716093018521</text:p>
          </table:table-cell>
          <table:table-cell office:value-type="float" office:value="1623" calcext:value-type="float">
            <text:p>1623</text:p>
          </table:table-cell>
          <table:table-cell table:formula="of:=[.A5]*LOG([.A5];2)" office:value-type="float" office:value="47863.1371386484" calcext:value-type="float">
            <text:p>47863,1371386484</text:p>
          </table:table-cell>
          <table:table-cell table:formula="of:=[.N5]/[.O5]" office:value-type="float" office:value="0.0339091855867815" calcext:value-type="float">
            <text:p>0,0339091855867815</text:p>
          </table:table-cell>
          <table:table-cell table:formula="of:=[.$P$32]*[.O5]" office:value-type="float" office:value="1665.67697417222" calcext:value-type="float">
            <text:p>1665,676974172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052" calcext:value-type="float">
            <text:p>16052</text:p>
          </table:table-cell>
          <table:table-cell table:formula="of:=[.A6]^3" office:value-type="float" office:value="125000000000" calcext:value-type="float">
            <text:p>125000000000</text:p>
          </table:table-cell>
          <table:table-cell table:formula="of:=[.B6]/[.C6]" office:value-type="float" office:value="0.000000128416" calcext:value-type="float">
            <text:p>0,000000128416</text:p>
          </table:table-cell>
          <table:table-cell table:formula="of:=[.$D$32]*[.C6]" office:value-type="float" office:value="10319.8160154417" calcext:value-type="float">
            <text:p>10319,8160154417</text:p>
          </table:table-cell>
          <table:table-cell office:value-type="float" office:value="8" calcext:value-type="float">
            <text:p>8</text:p>
          </table:table-cell>
          <table:table-cell table:formula="of:=[.A6]^2" office:value-type="float" office:value="25000000" calcext:value-type="float">
            <text:p>25000000</text:p>
          </table:table-cell>
          <table:table-cell table:formula="of:=[.F6]/[.G6]" office:value-type="float" office:value="0.00000032" calcext:value-type="float">
            <text:p>0,00000032</text:p>
          </table:table-cell>
          <table:table-cell table:formula="of:=[.$H$32]*[.G6]" office:value-type="float" office:value="6.7604611064008" calcext:value-type="float">
            <text:p>6,7604611064008</text:p>
          </table:table-cell>
          <table:table-cell office:value-type="float" office:value="824" calcext:value-type="float">
            <text:p>824</text:p>
          </table:table-cell>
          <table:table-cell table:formula="of:=[.A6]*LOG([.A6];2)" office:value-type="float" office:value="61438.5618977473" calcext:value-type="float">
            <text:p>61438,5618977473</text:p>
          </table:table-cell>
          <table:table-cell table:formula="of:=[.J6]/[.K6]" office:value-type="float" office:value="0.0134117722574853" calcext:value-type="float">
            <text:p>0,0134117722574853</text:p>
          </table:table-cell>
          <table:table-cell table:formula="of:=[.$L$32]*[.K6]" office:value-type="float" office:value="1148.48447778493" calcext:value-type="float">
            <text:p>1148,48447778493</text:p>
          </table:table-cell>
          <table:table-cell office:value-type="float" office:value="1226" calcext:value-type="float">
            <text:p>1226</text:p>
          </table:table-cell>
          <table:table-cell table:formula="of:=[.A6]*LOG([.A6];2)" office:value-type="float" office:value="61438.5618977473" calcext:value-type="float">
            <text:p>61438,5618977473</text:p>
          </table:table-cell>
          <table:table-cell table:formula="of:=[.N6]/[.O6]" office:value-type="float" office:value="0.0199548941598022" calcext:value-type="float">
            <text:p>0,0199548941598022</text:p>
          </table:table-cell>
          <table:table-cell table:formula="of:=[.$P$32]*[.O6]" office:value-type="float" office:value="2138.11304476107" calcext:value-type="float">
            <text:p>2138,1130447610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069" calcext:value-type="float">
            <text:p>22069</text:p>
          </table:table-cell>
          <table:table-cell table:formula="of:=[.A7]^3" office:value-type="float" office:value="216000000000" calcext:value-type="float">
            <text:p>216000000000</text:p>
          </table:table-cell>
          <table:table-cell table:formula="of:=[.B7]/[.C7]" office:value-type="float" office:value="0.0000001021712962963" calcext:value-type="float">
            <text:p>1,02171296296296E-07</text:p>
          </table:table-cell>
          <table:table-cell table:formula="of:=[.$D$32]*[.C7]" office:value-type="float" office:value="17832.6420746832" calcext:value-type="float">
            <text:p>17832,6420746832</text:p>
          </table:table-cell>
          <table:table-cell office:value-type="float" office:value="15" calcext:value-type="float">
            <text:p>15</text:p>
          </table:table-cell>
          <table:table-cell table:formula="of:=[.A7]^2" office:value-type="float" office:value="36000000" calcext:value-type="float">
            <text:p>36000000</text:p>
          </table:table-cell>
          <table:table-cell table:formula="of:=[.F7]/[.G7]" office:value-type="float" office:value="0.00000041666666666667" calcext:value-type="float">
            <text:p>4,16666666666667E-07</text:p>
          </table:table-cell>
          <table:table-cell table:formula="of:=[.$H$32]*[.G7]" office:value-type="float" office:value="9.73506399321715" calcext:value-type="float">
            <text:p>9,73506399321715</text:p>
          </table:table-cell>
          <table:table-cell office:value-type="float" office:value="1659" calcext:value-type="float">
            <text:p>1659</text:p>
          </table:table-cell>
          <table:table-cell table:formula="of:=[.A7]*LOG([.A7];2)" office:value-type="float" office:value="75304.4807122995" calcext:value-type="float">
            <text:p>75304,4807122995</text:p>
          </table:table-cell>
          <table:table-cell table:formula="of:=[.J7]/[.K7]" office:value-type="float" office:value="0.0220305615855477" calcext:value-type="float">
            <text:p>0,0220305615855477</text:p>
          </table:table-cell>
          <table:table-cell table:formula="of:=[.$L$32]*[.K7]" office:value-type="float" office:value="1407.68313147808" calcext:value-type="float">
            <text:p>1407,68313147808</text:p>
          </table:table-cell>
          <table:table-cell office:value-type="float" office:value="2200" calcext:value-type="float">
            <text:p>2200</text:p>
          </table:table-cell>
          <table:table-cell table:formula="of:=[.A7]*LOG([.A7];2)" office:value-type="float" office:value="75304.4807122995" calcext:value-type="float">
            <text:p>75304,4807122995</text:p>
          </table:table-cell>
          <table:table-cell table:formula="of:=[.N7]/[.O7]" office:value-type="float" office:value="0.029214729046537" calcext:value-type="float">
            <text:p>0,029214729046537</text:p>
          </table:table-cell>
          <table:table-cell table:formula="of:=[.$P$32]*[.O7]" office:value-type="float" office:value="2620.65855004705" calcext:value-type="float">
            <text:p>2620,658550047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436" calcext:value-type="float">
            <text:p>30436</text:p>
          </table:table-cell>
          <table:table-cell table:formula="of:=[.A8]^3" office:value-type="float" office:value="343000000000" calcext:value-type="float">
            <text:p>343000000000</text:p>
          </table:table-cell>
          <table:table-cell table:formula="of:=[.B8]/[.C8]" office:value-type="float" office:value="0.00000008873469387755" calcext:value-type="float">
            <text:p>8,8734693877551E-08</text:p>
          </table:table-cell>
          <table:table-cell table:formula="of:=[.$D$32]*[.C8]" office:value-type="float" office:value="28317.5751463719" calcext:value-type="float">
            <text:p>28317,5751463719</text:p>
          </table:table-cell>
          <table:table-cell office:value-type="float" office:value="11" calcext:value-type="float">
            <text:p>11</text:p>
          </table:table-cell>
          <table:table-cell table:formula="of:=[.A8]^2" office:value-type="float" office:value="49000000" calcext:value-type="float">
            <text:p>49000000</text:p>
          </table:table-cell>
          <table:table-cell table:formula="of:=[.F8]/[.G8]" office:value-type="float" office:value="0.00000022448979591837" calcext:value-type="float">
            <text:p>2,24489795918367E-07</text:p>
          </table:table-cell>
          <table:table-cell table:formula="of:=[.$H$32]*[.G8]" office:value-type="float" office:value="13.2505037685456" calcext:value-type="float">
            <text:p>13,2505037685456</text:p>
          </table:table-cell>
          <table:table-cell office:value-type="float" office:value="1741" calcext:value-type="float">
            <text:p>1741</text:p>
          </table:table-cell>
          <table:table-cell table:formula="of:=[.A8]*LOG([.A8];2)" office:value-type="float" office:value="89411.9744470378" calcext:value-type="float">
            <text:p>89411,9744470378</text:p>
          </table:table-cell>
          <table:table-cell table:formula="of:=[.J8]/[.K8]" office:value-type="float" office:value="0.0194716648498939" calcext:value-type="float">
            <text:p>0,0194716648498939</text:p>
          </table:table-cell>
          <table:table-cell table:formula="of:=[.$L$32]*[.K8]" office:value-type="float" office:value="1671.39759800092" calcext:value-type="float">
            <text:p>1671,39759800092</text:p>
          </table:table-cell>
          <table:table-cell office:value-type="float" office:value="1809" calcext:value-type="float">
            <text:p>1809</text:p>
          </table:table-cell>
          <table:table-cell table:formula="of:=[.A8]*LOG([.A8];2)" office:value-type="float" office:value="89411.9744470378" calcext:value-type="float">
            <text:p>89411,9744470378</text:p>
          </table:table-cell>
          <table:table-cell table:formula="of:=[.N8]/[.O8]" office:value-type="float" office:value="0.0202321893816531" calcext:value-type="float">
            <text:p>0,0202321893816531</text:p>
          </table:table-cell>
          <table:table-cell table:formula="of:=[.$P$32]*[.O8]" office:value-type="float" office:value="3111.61106344296" calcext:value-type="float">
            <text:p>3111,6110634429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535" calcext:value-type="float">
            <text:p>38535</text:p>
          </table:table-cell>
          <table:table-cell table:formula="of:=[.A9]^3" office:value-type="float" office:value="512000000000" calcext:value-type="float">
            <text:p>512000000000</text:p>
          </table:table-cell>
          <table:table-cell table:formula="of:=[.B9]/[.C9]" office:value-type="float" office:value="0.000000075263671875" calcext:value-type="float">
            <text:p>7,5263671875E-08</text:p>
          </table:table-cell>
          <table:table-cell table:formula="of:=[.$D$32]*[.C9]" office:value-type="float" office:value="42269.9663992491" calcext:value-type="float">
            <text:p>42269,9663992491</text:p>
          </table:table-cell>
          <table:table-cell office:value-type="float" office:value="24" calcext:value-type="float">
            <text:p>24</text:p>
          </table:table-cell>
          <table:table-cell table:formula="of:=[.A9]^2" office:value-type="float" office:value="64000000" calcext:value-type="float">
            <text:p>64000000</text:p>
          </table:table-cell>
          <table:table-cell table:formula="of:=[.F9]/[.G9]" office:value-type="float" office:value="0.000000375" calcext:value-type="float">
            <text:p>0,000000375</text:p>
          </table:table-cell>
          <table:table-cell table:formula="of:=[.$H$32]*[.G9]" office:value-type="float" office:value="17.3067804323861" calcext:value-type="float">
            <text:p>17,3067804323861</text:p>
          </table:table-cell>
          <table:table-cell office:value-type="float" office:value="1318" calcext:value-type="float">
            <text:p>1318</text:p>
          </table:table-cell>
          <table:table-cell table:formula="of:=[.A9]*LOG([.A9];2)" office:value-type="float" office:value="103726.274277297" calcext:value-type="float">
            <text:p>103726,274277297</text:p>
          </table:table-cell>
          <table:table-cell table:formula="of:=[.J9]/[.K9]" office:value-type="float" office:value="0.0127065202060234" calcext:value-type="float">
            <text:p>0,0127065202060234</text:p>
          </table:table-cell>
          <table:table-cell table:formula="of:=[.$L$32]*[.K9]" office:value-type="float" office:value="1938.977936108" calcext:value-type="float">
            <text:p>1938,977936108</text:p>
          </table:table-cell>
          <table:table-cell office:value-type="float" office:value="2721" calcext:value-type="float">
            <text:p>2721</text:p>
          </table:table-cell>
          <table:table-cell table:formula="of:=[.A9]*LOG([.A9];2)" office:value-type="float" office:value="103726.274277297" calcext:value-type="float">
            <text:p>103726,274277297</text:p>
          </table:table-cell>
          <table:table-cell table:formula="of:=[.N9]/[.O9]" office:value-type="float" office:value="0.0262325049169877" calcext:value-type="float">
            <text:p>0,0262325049169877</text:p>
          </table:table-cell>
          <table:table-cell table:formula="of:=[.$P$32]*[.O9]" office:value-type="float" office:value="3609.76060093758" calcext:value-type="float">
            <text:p>3609,7606009375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22" calcext:value-type="float">
            <text:p>51022</text:p>
          </table:table-cell>
          <table:table-cell table:formula="of:=[.A10]^3" office:value-type="float" office:value="729000000000" calcext:value-type="float">
            <text:p>729000000000</text:p>
          </table:table-cell>
          <table:table-cell table:formula="of:=[.B10]/[.C10]" office:value-type="float" office:value="0.0000000699890260631" calcext:value-type="float">
            <text:p>6,99890260631001E-08</text:p>
          </table:table-cell>
          <table:table-cell table:formula="of:=[.$D$32]*[.C10]" office:value-type="float" office:value="60185.1670020558" calcext:value-type="float">
            <text:p>60185,1670020558</text:p>
          </table:table-cell>
          <table:table-cell office:value-type="float" office:value="30" calcext:value-type="float">
            <text:p>30</text:p>
          </table:table-cell>
          <table:table-cell table:formula="of:=[.A10]^2" office:value-type="float" office:value="81000000" calcext:value-type="float">
            <text:p>81000000</text:p>
          </table:table-cell>
          <table:table-cell table:formula="of:=[.F10]/[.G10]" office:value-type="float" office:value="0.00000037037037037037" calcext:value-type="float">
            <text:p>3,7037037037037E-07</text:p>
          </table:table-cell>
          <table:table-cell table:formula="of:=[.$H$32]*[.G10]" office:value-type="float" office:value="21.9038939847386" calcext:value-type="float">
            <text:p>21,9038939847386</text:p>
          </table:table-cell>
          <table:table-cell office:value-type="float" office:value="1250" calcext:value-type="float">
            <text:p>1250</text:p>
          </table:table-cell>
          <table:table-cell table:formula="of:=[.A10]*LOG([.A10];2)" office:value-type="float" office:value="118221.38357494" calcext:value-type="float">
            <text:p>118221,38357494</text:p>
          </table:table-cell>
          <table:table-cell table:formula="of:=[.J10]/[.K10]" office:value-type="float" office:value="0.010573383276365" calcext:value-type="float">
            <text:p>0,010573383276365</text:p>
          </table:table-cell>
          <table:table-cell table:formula="of:=[.$L$32]*[.K10]" office:value-type="float" office:value="2209.93818514256" calcext:value-type="float">
            <text:p>2209,93818514256</text:p>
          </table:table-cell>
          <table:table-cell office:value-type="float" office:value="3545" calcext:value-type="float">
            <text:p>3545</text:p>
          </table:table-cell>
          <table:table-cell table:formula="of:=[.A10]*LOG([.A10];2)" office:value-type="float" office:value="118221.38357494" calcext:value-type="float">
            <text:p>118221,38357494</text:p>
          </table:table-cell>
          <table:table-cell table:formula="of:=[.N10]/[.O10]" office:value-type="float" office:value="0.0299861149717712" calcext:value-type="float">
            <text:p>0,0299861149717712</text:p>
          </table:table-cell>
          <table:table-cell table:formula="of:=[.$P$32]*[.O10]" office:value-type="float" office:value="4114.20245825365" calcext:value-type="float">
            <text:p>4114,202458253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1251" calcext:value-type="float">
            <text:p>61251</text:p>
          </table:table-cell>
          <table:table-cell table:formula="of:=[.A11]^3" office:value-type="float" office:value="1000000000000" calcext:value-type="float">
            <text:p>1000000000000</text:p>
          </table:table-cell>
          <table:table-cell table:formula="of:=[.B11]/[.C11]" office:value-type="float" office:value="0.000000061251" calcext:value-type="float">
            <text:p>0,000000061251</text:p>
          </table:table-cell>
          <table:table-cell table:formula="of:=[.$D$32]*[.C11]" office:value-type="float" office:value="82558.5281235334" calcext:value-type="float">
            <text:p>82558,5281235334</text:p>
          </table:table-cell>
          <table:table-cell office:value-type="float" office:value="36" calcext:value-type="float">
            <text:p>36</text:p>
          </table:table-cell>
          <table:table-cell table:formula="of:=[.A11]^2" office:value-type="float" office:value="100000000" calcext:value-type="float">
            <text:p>100000000</text:p>
          </table:table-cell>
          <table:table-cell table:formula="of:=[.F11]/[.G11]" office:value-type="float" office:value="0.00000036" calcext:value-type="float">
            <text:p>0,00000036</text:p>
          </table:table-cell>
          <table:table-cell table:formula="of:=[.$H$32]*[.G11]" office:value-type="float" office:value="27.0418444256032" calcext:value-type="float">
            <text:p>27,0418444256032</text:p>
          </table:table-cell>
          <table:table-cell office:value-type="float" office:value="1403" calcext:value-type="float">
            <text:p>1403</text:p>
          </table:table-cell>
          <table:table-cell table:formula="of:=[.A11]*LOG([.A11];2)" office:value-type="float" office:value="132877.123795495" calcext:value-type="float">
            <text:p>132877,123795495</text:p>
          </table:table-cell>
          <table:table-cell table:formula="of:=[.J11]/[.K11]" office:value-type="float" office:value="0.0105586270979141" calcext:value-type="float">
            <text:p>0,0105586270979141</text:p>
          </table:table-cell>
          <table:table-cell table:formula="of:=[.$L$32]*[.K11]" office:value-type="float" office:value="2483.90114315855" calcext:value-type="float">
            <text:p>2483,90114315855</text:p>
          </table:table-cell>
          <table:table-cell office:value-type="float" office:value="4282" calcext:value-type="float">
            <text:p>4282</text:p>
          </table:table-cell>
          <table:table-cell table:formula="of:=[.A11]*LOG([.A11];2)" office:value-type="float" office:value="132877.123795495" calcext:value-type="float">
            <text:p>132877,123795495</text:p>
          </table:table-cell>
          <table:table-cell table:formula="of:=[.N11]/[.O11]" office:value-type="float" office:value="0.0322252610358292" calcext:value-type="float">
            <text:p>0,0322252610358292</text:p>
          </table:table-cell>
          <table:table-cell table:formula="of:=[.$P$32]*[.O11]" office:value-type="float" office:value="4624.23440526358" calcext:value-type="float">
            <text:p>4624,2344052635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4064" calcext:value-type="float">
            <text:p>74064</text:p>
          </table:table-cell>
          <table:table-cell table:formula="of:=[.A12]^3" office:value-type="float" office:value="1331000000000" calcext:value-type="float">
            <text:p>1331000000000</text:p>
          </table:table-cell>
          <table:table-cell table:formula="of:=[.B12]/[.C12]" office:value-type="float" office:value="0.00000005564537941397" calcext:value-type="float">
            <text:p>5,56453794139745E-08</text:p>
          </table:table-cell>
          <table:table-cell table:formula="of:=[.$D$32]*[.C12]" office:value-type="float" office:value="109885.400932423" calcext:value-type="float">
            <text:p>109885,400932423</text:p>
          </table:table-cell>
          <table:table-cell office:value-type="float" office:value="29" calcext:value-type="float">
            <text:p>29</text:p>
          </table:table-cell>
          <table:table-cell table:formula="of:=[.A12]^2" office:value-type="float" office:value="121000000" calcext:value-type="float">
            <text:p>121000000</text:p>
          </table:table-cell>
          <table:table-cell table:formula="of:=[.F12]/[.G12]" office:value-type="float" office:value="0.0000002396694214876" calcext:value-type="float">
            <text:p>2,39669421487603E-07</text:p>
          </table:table-cell>
          <table:table-cell table:formula="of:=[.$H$32]*[.G12]" office:value-type="float" office:value="32.7206317549799" calcext:value-type="float">
            <text:p>32,7206317549799</text:p>
          </table:table-cell>
          <table:table-cell office:value-type="float" office:value="1395" calcext:value-type="float">
            <text:p>1395</text:p>
          </table:table-cell>
          <table:table-cell table:formula="of:=[.A12]*LOG([.A12];2)" office:value-type="float" office:value="147677.374936293" calcext:value-type="float">
            <text:p>147677,374936293</text:p>
          </table:table-cell>
          <table:table-cell table:formula="of:=[.J12]/[.K12]" office:value-type="float" office:value="0.00944626758568665" calcext:value-type="float">
            <text:p>0,00944626758568665</text:p>
          </table:table-cell>
          <table:table-cell table:formula="of:=[.$L$32]*[.K12]" office:value-type="float" office:value="2760.56547541971" calcext:value-type="float">
            <text:p>2760,56547541971</text:p>
          </table:table-cell>
          <table:table-cell office:value-type="float" office:value="3833" calcext:value-type="float">
            <text:p>3833</text:p>
          </table:table-cell>
          <table:table-cell table:formula="of:=[.A12]*LOG([.A12];2)" office:value-type="float" office:value="147677.374936293" calcext:value-type="float">
            <text:p>147677,374936293</text:p>
          </table:table-cell>
          <table:table-cell table:formula="of:=[.N12]/[.O12]" office:value-type="float" office:value="0.0259552284271949" calcext:value-type="float">
            <text:p>0,0259552284271949</text:p>
          </table:table-cell>
          <table:table-cell table:formula="of:=[.$P$32]*[.O12]" office:value-type="float" office:value="5139.29545246954" calcext:value-type="float">
            <text:p>5139,2954524695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1233" calcext:value-type="float">
            <text:p>91233</text:p>
          </table:table-cell>
          <table:table-cell table:formula="of:=[.A13]^3" office:value-type="float" office:value="1728000000000" calcext:value-type="float">
            <text:p>1728000000000</text:p>
          </table:table-cell>
          <table:table-cell table:formula="of:=[.B13]/[.C13]" office:value-type="float" office:value="0.000000052796875" calcext:value-type="float">
            <text:p>0,000000052796875</text:p>
          </table:table-cell>
          <table:table-cell table:formula="of:=[.$D$32]*[.C13]" office:value-type="float" office:value="142661.136597466" calcext:value-type="float">
            <text:p>142661,136597466</text:p>
          </table:table-cell>
          <table:table-cell office:value-type="float" office:value="33" calcext:value-type="float">
            <text:p>33</text:p>
          </table:table-cell>
          <table:table-cell table:formula="of:=[.A13]^2" office:value-type="float" office:value="144000000" calcext:value-type="float">
            <text:p>144000000</text:p>
          </table:table-cell>
          <table:table-cell table:formula="of:=[.F13]/[.G13]" office:value-type="float" office:value="0.00000022916666666667" calcext:value-type="float">
            <text:p>2,29166666666667E-07</text:p>
          </table:table-cell>
          <table:table-cell table:formula="of:=[.$H$32]*[.G13]" office:value-type="float" office:value="38.9402559728686" calcext:value-type="float">
            <text:p>38,9402559728686</text:p>
          </table:table-cell>
          <table:table-cell office:value-type="float" office:value="1733" calcext:value-type="float">
            <text:p>1733</text:p>
          </table:table-cell>
          <table:table-cell table:formula="of:=[.A13]*LOG([.A13];2)" office:value-type="float" office:value="162608.961424599" calcext:value-type="float">
            <text:p>162608,961424599</text:p>
          </table:table-cell>
          <table:table-cell table:formula="of:=[.J13]/[.K13]" office:value-type="float" office:value="0.0106574692121355" calcext:value-type="float">
            <text:p>0,0106574692121355</text:p>
          </table:table-cell>
          <table:table-cell table:formula="of:=[.$L$32]*[.K13]" office:value-type="float" office:value="3039.68488806258" calcext:value-type="float">
            <text:p>3039,68488806258</text:p>
          </table:table-cell>
          <table:table-cell office:value-type="float" office:value="10310" calcext:value-type="float">
            <text:p>10310</text:p>
          </table:table-cell>
          <table:table-cell table:formula="of:=[.A13]*LOG([.A13];2)" office:value-type="float" office:value="162608.961424599" calcext:value-type="float">
            <text:p>162608,961424599</text:p>
          </table:table-cell>
          <table:table-cell table:formula="of:=[.N13]/[.O13]" office:value-type="float" office:value="0.0634036396867383" calcext:value-type="float">
            <text:p>0,0634036396867383</text:p>
          </table:table-cell>
          <table:table-cell table:formula="of:=[.$P$32]*[.O13]" office:value-type="float" office:value="5658.92707898381" calcext:value-type="float">
            <text:p>5658,9270789838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5231" calcext:value-type="float">
            <text:p>105231</text:p>
          </table:table-cell>
          <table:table-cell table:formula="of:=[.A14]^3" office:value-type="float" office:value="2197000000000" calcext:value-type="float">
            <text:p>2197000000000</text:p>
          </table:table-cell>
          <table:table-cell table:formula="of:=[.B14]/[.C14]" office:value-type="float" office:value="0.00000004789758761948" calcext:value-type="float">
            <text:p>4,78975876194811E-08</text:p>
          </table:table-cell>
          <table:table-cell table:formula="of:=[.$D$32]*[.C14]" office:value-type="float" office:value="181381.086287403" calcext:value-type="float">
            <text:p>181381,086287403</text:p>
          </table:table-cell>
          <table:table-cell office:value-type="float" office:value="39" calcext:value-type="float">
            <text:p>39</text:p>
          </table:table-cell>
          <table:table-cell table:formula="of:=[.A14]^2" office:value-type="float" office:value="169000000" calcext:value-type="float">
            <text:p>169000000</text:p>
          </table:table-cell>
          <table:table-cell table:formula="of:=[.F14]/[.G14]" office:value-type="float" office:value="0.00000023076923076923" calcext:value-type="float">
            <text:p>2,30769230769231E-07</text:p>
          </table:table-cell>
          <table:table-cell table:formula="of:=[.$H$32]*[.G14]" office:value-type="float" office:value="45.7007170792694" calcext:value-type="float">
            <text:p>45,7007170792694</text:p>
          </table:table-cell>
          <table:table-cell office:value-type="float" office:value="1829" calcext:value-type="float">
            <text:p>1829</text:p>
          </table:table-cell>
          <table:table-cell table:formula="of:=[.A14]*LOG([.A14];2)" office:value-type="float" office:value="177660.912036441" calcext:value-type="float">
            <text:p>177660,912036441</text:p>
          </table:table-cell>
          <table:table-cell table:formula="of:=[.J14]/[.K14]" office:value-type="float" office:value="0.0102948925514062" calcext:value-type="float">
            <text:p>0,0102948925514062</text:p>
          </table:table-cell>
          <table:table-cell table:formula="of:=[.$L$32]*[.K14]" office:value-type="float" office:value="3321.05429359745" calcext:value-type="float">
            <text:p>3321,05429359745</text:p>
          </table:table-cell>
          <table:table-cell office:value-type="float" office:value="12281" calcext:value-type="float">
            <text:p>12281</text:p>
          </table:table-cell>
          <table:table-cell table:formula="of:=[.A14]*LOG([.A14];2)" office:value-type="float" office:value="177660.912036441" calcext:value-type="float">
            <text:p>177660,912036441</text:p>
          </table:table-cell>
          <table:table-cell table:formula="of:=[.N14]/[.O14]" office:value-type="float" office:value="0.0691260663880919" calcext:value-type="float">
            <text:p>0,0691260663880919</text:p>
          </table:table-cell>
          <table:table-cell table:formula="of:=[.$P$32]*[.O14]" office:value-type="float" office:value="6182.74747708886" calcext:value-type="float">
            <text:p>6182,7474770888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3952" calcext:value-type="float">
            <text:p>123952</text:p>
          </table:table-cell>
          <table:table-cell table:formula="of:=[.A15]^3" office:value-type="float" office:value="2744000000000" calcext:value-type="float">
            <text:p>2744000000000</text:p>
          </table:table-cell>
          <table:table-cell table:formula="of:=[.B15]/[.C15]" office:value-type="float" office:value="0.00000004517201166181" calcext:value-type="float">
            <text:p>4,51720116618076E-08</text:p>
          </table:table-cell>
          <table:table-cell table:formula="of:=[.$D$32]*[.C15]" office:value-type="float" office:value="226540.601170975" calcext:value-type="float">
            <text:p>226540,601170975</text:p>
          </table:table-cell>
          <table:table-cell office:value-type="float" office:value="38" calcext:value-type="float">
            <text:p>38</text:p>
          </table:table-cell>
          <table:table-cell table:formula="of:=[.A15]^2" office:value-type="float" office:value="196000000" calcext:value-type="float">
            <text:p>196000000</text:p>
          </table:table-cell>
          <table:table-cell table:formula="of:=[.F15]/[.G15]" office:value-type="float" office:value="0.00000019387755102041" calcext:value-type="float">
            <text:p>1,93877551020408E-07</text:p>
          </table:table-cell>
          <table:table-cell table:formula="of:=[.$H$32]*[.G15]" office:value-type="float" office:value="53.0020150741823" calcext:value-type="float">
            <text:p>53,0020150741823</text:p>
          </table:table-cell>
          <table:table-cell office:value-type="float" office:value="2832" calcext:value-type="float">
            <text:p>2832</text:p>
          </table:table-cell>
          <table:table-cell table:formula="of:=[.A15]*LOG([.A15];2)" office:value-type="float" office:value="192823.948894076" calcext:value-type="float">
            <text:p>192823,948894076</text:p>
          </table:table-cell>
          <table:table-cell table:formula="of:=[.J15]/[.K15]" office:value-type="float" office:value="0.0146869723197906" calcext:value-type="float">
            <text:p>0,0146869723197906</text:p>
          </table:table-cell>
          <table:table-cell table:formula="of:=[.$L$32]*[.K15]" office:value-type="float" office:value="3604.50025862601" calcext:value-type="float">
            <text:p>3604,50025862601</text:p>
          </table:table-cell>
          <table:table-cell office:value-type="float" office:value="12043" calcext:value-type="float">
            <text:p>12043</text:p>
          </table:table-cell>
          <table:table-cell table:formula="of:=[.A15]*LOG([.A15];2)" office:value-type="float" office:value="192823.948894076" calcext:value-type="float">
            <text:p>192823,948894076</text:p>
          </table:table-cell>
          <table:table-cell table:formula="of:=[.N15]/[.O15]" office:value-type="float" office:value="0.0624559349036856" calcext:value-type="float">
            <text:p>0,0624559349036856</text:p>
          </table:table-cell>
          <table:table-cell table:formula="of:=[.$P$32]*[.O15]" office:value-type="float" office:value="6710.43376892392" calcext:value-type="float">
            <text:p>6710,4337689239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38857" calcext:value-type="float">
            <text:p>138857</text:p>
          </table:table-cell>
          <table:table-cell table:formula="of:=[.A16]^3" office:value-type="float" office:value="3375000000000" calcext:value-type="float">
            <text:p>3375000000000</text:p>
          </table:table-cell>
          <table:table-cell table:formula="of:=[.B16]/[.C16]" office:value-type="float" office:value="0.00000004114281481481" calcext:value-type="float">
            <text:p>4,11428148148148E-08</text:p>
          </table:table-cell>
          <table:table-cell table:formula="of:=[.$D$32]*[.C16]" office:value-type="float" office:value="278635.032416925" calcext:value-type="float">
            <text:p>278635,032416925</text:p>
          </table:table-cell>
          <table:table-cell office:value-type="float" office:value="72" calcext:value-type="float">
            <text:p>72</text:p>
          </table:table-cell>
          <table:table-cell table:formula="of:=[.A16]^2" office:value-type="float" office:value="225000000" calcext:value-type="float">
            <text:p>225000000</text:p>
          </table:table-cell>
          <table:table-cell table:formula="of:=[.F16]/[.G16]" office:value-type="float" office:value="0.00000032" calcext:value-type="float">
            <text:p>0,00000032</text:p>
          </table:table-cell>
          <table:table-cell table:formula="of:=[.$H$32]*[.G16]" office:value-type="float" office:value="60.8441499576072" calcext:value-type="float">
            <text:p>60,8441499576072</text:p>
          </table:table-cell>
          <table:table-cell office:value-type="float" office:value="3098" calcext:value-type="float">
            <text:p>3098</text:p>
          </table:table-cell>
          <table:table-cell table:formula="of:=[.A16]*LOG([.A16];2)" office:value-type="float" office:value="208090.123204059" calcext:value-type="float">
            <text:p>208090,123204059</text:p>
          </table:table-cell>
          <table:table-cell table:formula="of:=[.J16]/[.K16]" office:value-type="float" office:value="0.0148877801228558" calcext:value-type="float">
            <text:p>0,0148877801228558</text:p>
          </table:table-cell>
          <table:table-cell table:formula="of:=[.$L$32]*[.K16]" office:value-type="float" office:value="3889.87419461356" calcext:value-type="float">
            <text:p>3889,87419461356</text:p>
          </table:table-cell>
          <table:table-cell office:value-type="float" office:value="14324" calcext:value-type="float">
            <text:p>14324</text:p>
          </table:table-cell>
          <table:table-cell table:formula="of:=[.A16]*LOG([.A16];2)" office:value-type="float" office:value="208090.123204059" calcext:value-type="float">
            <text:p>208090,123204059</text:p>
          </table:table-cell>
          <table:table-cell table:formula="of:=[.N16]/[.O16]" office:value-type="float" office:value="0.0688355592252376" calcext:value-type="float">
            <text:p>0,0688355592252376</text:p>
          </table:table-cell>
          <table:table-cell table:formula="of:=[.$P$32]*[.O16]" office:value-type="float" office:value="7241.70932986717" calcext:value-type="float">
            <text:p>7241,7093298671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2038" calcext:value-type="float">
            <text:p>162038</text:p>
          </table:table-cell>
          <table:table-cell table:formula="of:=[.A17]^3" office:value-type="float" office:value="4096000000000" calcext:value-type="float">
            <text:p>4096000000000</text:p>
          </table:table-cell>
          <table:table-cell table:formula="of:=[.B17]/[.C17]" office:value-type="float" office:value="0.00000003956005859375" calcext:value-type="float">
            <text:p>3,956005859375E-08</text:p>
          </table:table-cell>
          <table:table-cell table:formula="of:=[.$D$32]*[.C17]" office:value-type="float" office:value="338159.731193993" calcext:value-type="float">
            <text:p>338159,731193993</text:p>
          </table:table-cell>
          <table:table-cell office:value-type="float" office:value="27" calcext:value-type="float">
            <text:p>27</text:p>
          </table:table-cell>
          <table:table-cell table:formula="of:=[.A17]^2" office:value-type="float" office:value="256000000" calcext:value-type="float">
            <text:p>256000000</text:p>
          </table:table-cell>
          <table:table-cell table:formula="of:=[.F17]/[.G17]" office:value-type="float" office:value="0.00000010546875" calcext:value-type="float">
            <text:p>0,00000010546875</text:p>
          </table:table-cell>
          <table:table-cell table:formula="of:=[.$H$32]*[.G17]" office:value-type="float" office:value="69.2271217295442" calcext:value-type="float">
            <text:p>69,2271217295442</text:p>
          </table:table-cell>
          <table:table-cell office:value-type="float" office:value="2973" calcext:value-type="float">
            <text:p>2973</text:p>
          </table:table-cell>
          <table:table-cell table:formula="of:=[.A17]*LOG([.A17];2)" office:value-type="float" office:value="223452.548554593" calcext:value-type="float">
            <text:p>223452,548554593</text:p>
          </table:table-cell>
          <table:table-cell table:formula="of:=[.J17]/[.K17]" office:value-type="float" office:value="0.0133048381825623" calcext:value-type="float">
            <text:p>0,0133048381825623</text:p>
          </table:table-cell>
          <table:table-cell table:formula="of:=[.$L$32]*[.K17]" office:value-type="float" office:value="4177.0473723579" calcext:value-type="float">
            <text:p>4177,0473723579</text:p>
          </table:table-cell>
          <table:table-cell office:value-type="float" office:value="13492" calcext:value-type="float">
            <text:p>13492</text:p>
          </table:table-cell>
          <table:table-cell table:formula="of:=[.A17]*LOG([.A17];2)" office:value-type="float" office:value="223452.548554593" calcext:value-type="float">
            <text:p>223452,548554593</text:p>
          </table:table-cell>
          <table:table-cell table:formula="of:=[.N17]/[.O17]" office:value-type="float" office:value="0.0603797096398015" calcext:value-type="float">
            <text:p>0,0603797096398015</text:p>
          </table:table-cell>
          <table:table-cell table:formula="of:=[.$P$32]*[.O17]" office:value-type="float" office:value="7776.33450706146" calcext:value-type="float">
            <text:p>7776,3345070614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87266" calcext:value-type="float">
            <text:p>187266</text:p>
          </table:table-cell>
          <table:table-cell table:formula="of:=[.A18]^3" office:value-type="float" office:value="4913000000000" calcext:value-type="float">
            <text:p>4913000000000</text:p>
          </table:table-cell>
          <table:table-cell table:formula="of:=[.B18]/[.C18]" office:value-type="float" office:value="0.00000003811642580908" calcext:value-type="float">
            <text:p>3,8116425809078E-08</text:p>
          </table:table-cell>
          <table:table-cell table:formula="of:=[.$D$32]*[.C18]" office:value-type="float" office:value="405610.048670919" calcext:value-type="float">
            <text:p>405610,048670919</text:p>
          </table:table-cell>
          <table:table-cell office:value-type="float" office:value="79" calcext:value-type="float">
            <text:p>79</text:p>
          </table:table-cell>
          <table:table-cell table:formula="of:=[.A18]^2" office:value-type="float" office:value="289000000" calcext:value-type="float">
            <text:p>289000000</text:p>
          </table:table-cell>
          <table:table-cell table:formula="of:=[.F18]/[.G18]" office:value-type="float" office:value="0.00000027335640138408" calcext:value-type="float">
            <text:p>2,73356401384083E-07</text:p>
          </table:table-cell>
          <table:table-cell table:formula="of:=[.$H$32]*[.G18]" office:value-type="float" office:value="78.1509303899933" calcext:value-type="float">
            <text:p>78,1509303899933</text:p>
          </table:table-cell>
          <table:table-cell office:value-type="float" office:value="3073" calcext:value-type="float">
            <text:p>3073</text:p>
          </table:table-cell>
          <table:table-cell table:formula="of:=[.A18]*LOG([.A18];2)" office:value-type="float" office:value="238905.201140511" calcext:value-type="float">
            <text:p>238905,201140511</text:p>
          </table:table-cell>
          <table:table-cell table:formula="of:=[.J18]/[.K18]" office:value-type="float" office:value="0.0128628426058947" calcext:value-type="float">
            <text:p>0,0128628426058947</text:p>
          </table:table-cell>
          <table:table-cell table:formula="of:=[.$L$32]*[.K18]" office:value-type="float" office:value="4465.90718755127" calcext:value-type="float">
            <text:p>4465,90718755127</text:p>
          </table:table-cell>
          <table:table-cell office:value-type="float" office:value="5535" calcext:value-type="float">
            <text:p>5535</text:p>
          </table:table-cell>
          <table:table-cell table:formula="of:=[.A18]*LOG([.A18];2)" office:value-type="float" office:value="238905.201140511" calcext:value-type="float">
            <text:p>238905,201140511</text:p>
          </table:table-cell>
          <table:table-cell table:formula="of:=[.N18]/[.O18]" office:value-type="float" office:value="0.0231681854291008" calcext:value-type="float">
            <text:p>0,0231681854291008</text:p>
          </table:table-cell>
          <table:table-cell table:formula="of:=[.$P$32]*[.O18]" office:value-type="float" office:value="8314.09966707774" calcext:value-type="float">
            <text:p>8314,0996670777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2679" calcext:value-type="float">
            <text:p>202679</text:p>
          </table:table-cell>
          <table:table-cell table:formula="of:=[.A19]^3" office:value-type="float" office:value="5832000000000" calcext:value-type="float">
            <text:p>5832000000000</text:p>
          </table:table-cell>
          <table:table-cell table:formula="of:=[.B19]/[.C19]" office:value-type="float" office:value="0.00000003475291495199" calcext:value-type="float">
            <text:p>3,4752914951989E-08</text:p>
          </table:table-cell>
          <table:table-cell table:formula="of:=[.$D$32]*[.C19]" office:value-type="float" office:value="481481.336016446" calcext:value-type="float">
            <text:p>481481,336016446</text:p>
          </table:table-cell>
          <table:table-cell office:value-type="float" office:value="51" calcext:value-type="float">
            <text:p>51</text:p>
          </table:table-cell>
          <table:table-cell table:formula="of:=[.A19]^2" office:value-type="float" office:value="324000000" calcext:value-type="float">
            <text:p>324000000</text:p>
          </table:table-cell>
          <table:table-cell table:formula="of:=[.F19]/[.G19]" office:value-type="float" office:value="0.00000015740740740741" calcext:value-type="float">
            <text:p>1,57407407407407E-07</text:p>
          </table:table-cell>
          <table:table-cell table:formula="of:=[.$H$32]*[.G19]" office:value-type="float" office:value="87.6155759389544" calcext:value-type="float">
            <text:p>87,6155759389544</text:p>
          </table:table-cell>
          <table:table-cell office:value-type="float" office:value="3509" calcext:value-type="float">
            <text:p>3509</text:p>
          </table:table-cell>
          <table:table-cell table:formula="of:=[.A19]*LOG([.A19];2)" office:value-type="float" office:value="254442.767149879" calcext:value-type="float">
            <text:p>254442,767149879</text:p>
          </table:table-cell>
          <table:table-cell table:formula="of:=[.J19]/[.K19]" office:value-type="float" office:value="0.0137909206038976" calcext:value-type="float">
            <text:p>0,0137909206038976</text:p>
          </table:table-cell>
          <table:table-cell table:formula="of:=[.$L$32]*[.K19]" office:value-type="float" office:value="4756.35430794476" calcext:value-type="float">
            <text:p>4756,35430794476</text:p>
          </table:table-cell>
          <table:table-cell office:value-type="float" office:value="6195" calcext:value-type="float">
            <text:p>6195</text:p>
          </table:table-cell>
          <table:table-cell table:formula="of:=[.A19]*LOG([.A19];2)" office:value-type="float" office:value="254442.767149879" calcext:value-type="float">
            <text:p>254442,767149879</text:p>
          </table:table-cell>
          <table:table-cell table:formula="of:=[.N19]/[.O19]" office:value-type="float" office:value="0.0243473220692921" calcext:value-type="float">
            <text:p>0,0243473220692921</text:p>
          </table:table-cell>
          <table:table-cell table:formula="of:=[.$P$32]*[.O19]" office:value-type="float" office:value="8854.81988484188" calcext:value-type="float">
            <text:p>8854,8198848418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21457" calcext:value-type="float">
            <text:p>221457</text:p>
          </table:table-cell>
          <table:table-cell table:formula="of:=[.A20]^3" office:value-type="float" office:value="6859000000000" calcext:value-type="float">
            <text:p>6859000000000</text:p>
          </table:table-cell>
          <table:table-cell table:formula="of:=[.B20]/[.C20]" office:value-type="float" office:value="0.00000003228706808573" calcext:value-type="float">
            <text:p>3,22870680857268E-08</text:p>
          </table:table-cell>
          <table:table-cell table:formula="of:=[.$D$32]*[.C20]" office:value-type="float" office:value="566268.944399315" calcext:value-type="float">
            <text:p>566268,944399315</text:p>
          </table:table-cell>
          <table:table-cell office:value-type="float" office:value="70" calcext:value-type="float">
            <text:p>70</text:p>
          </table:table-cell>
          <table:table-cell table:formula="of:=[.A20]^2" office:value-type="float" office:value="361000000" calcext:value-type="float">
            <text:p>361000000</text:p>
          </table:table-cell>
          <table:table-cell table:formula="of:=[.F20]/[.G20]" office:value-type="float" office:value="0.00000019390581717452" calcext:value-type="float">
            <text:p>1,93905817174515E-07</text:p>
          </table:table-cell>
          <table:table-cell table:formula="of:=[.$H$32]*[.G20]" office:value-type="float" office:value="97.6210583764276" calcext:value-type="float">
            <text:p>97,6210583764276</text:p>
          </table:table-cell>
          <table:table-cell office:value-type="float" office:value="8013" calcext:value-type="float">
            <text:p>8013</text:p>
          </table:table-cell>
          <table:table-cell table:formula="of:=[.A20]*LOG([.A20];2)" office:value-type="float" office:value="270060.524164008" calcext:value-type="float">
            <text:p>270060,524164008</text:p>
          </table:table-cell>
          <table:table-cell table:formula="of:=[.J20]/[.K20]" office:value-type="float" office:value="0.0296711265921031" calcext:value-type="float">
            <text:p>0,0296711265921031</text:p>
          </table:table-cell>
          <table:table-cell table:formula="of:=[.$L$32]*[.K20]" office:value-type="float" office:value="5048.30045633273" calcext:value-type="float">
            <text:p>5048,30045633273</text:p>
          </table:table-cell>
          <table:table-cell office:value-type="float" office:value="7999" calcext:value-type="float">
            <text:p>7999</text:p>
          </table:table-cell>
          <table:table-cell table:formula="of:=[.A20]*LOG([.A20];2)" office:value-type="float" office:value="270060.524164008" calcext:value-type="float">
            <text:p>270060,524164008</text:p>
          </table:table-cell>
          <table:table-cell table:formula="of:=[.N20]/[.O20]" office:value-type="float" office:value="0.0296192863609426" calcext:value-type="float">
            <text:p>0,0296192863609426</text:p>
          </table:table-cell>
          <table:table-cell table:formula="of:=[.$P$32]*[.O20]" office:value-type="float" office:value="9398.33081625646" calcext:value-type="float">
            <text:p>9398,3308162564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3206" calcext:value-type="float">
            <text:p>253206</text:p>
          </table:table-cell>
          <table:table-cell table:formula="of:=[.A21]^3" office:value-type="float" office:value="8000000000000" calcext:value-type="float">
            <text:p>8000000000000</text:p>
          </table:table-cell>
          <table:table-cell table:formula="of:=[.B21]/[.C21]" office:value-type="float" office:value="0.00000003165075" calcext:value-type="float">
            <text:p>0,00000003165075</text:p>
          </table:table-cell>
          <table:table-cell table:formula="of:=[.$D$32]*[.C21]" office:value-type="float" office:value="660468.224988267" calcext:value-type="float">
            <text:p>660468,224988267</text:p>
          </table:table-cell>
          <table:table-cell office:value-type="float" office:value="100" calcext:value-type="float">
            <text:p>100</text:p>
          </table:table-cell>
          <table:table-cell table:formula="of:=[.A21]^2" office:value-type="float" office:value="400000000" calcext:value-type="float">
            <text:p>400000000</text:p>
          </table:table-cell>
          <table:table-cell table:formula="of:=[.F21]/[.G21]" office:value-type="float" office:value="0.00000025" calcext:value-type="float">
            <text:p>0,00000025</text:p>
          </table:table-cell>
          <table:table-cell table:formula="of:=[.$H$32]*[.G21]" office:value-type="float" office:value="108.167377702413" calcext:value-type="float">
            <text:p>108,167377702413</text:p>
          </table:table-cell>
          <table:table-cell office:value-type="float" office:value="9205" calcext:value-type="float">
            <text:p>9205</text:p>
          </table:table-cell>
          <table:table-cell table:formula="of:=[.A21]*LOG([.A21];2)" office:value-type="float" office:value="285754.247590989" calcext:value-type="float">
            <text:p>285754,247590989</text:p>
          </table:table-cell>
          <table:table-cell table:formula="of:=[.J21]/[.K21]" office:value-type="float" office:value="0.0322129944790024" calcext:value-type="float">
            <text:p>0,0322129944790024</text:p>
          </table:table-cell>
          <table:table-cell table:formula="of:=[.$L$32]*[.K21]" office:value-type="float" office:value="5341.66666149449" calcext:value-type="float">
            <text:p>5341,66666149449</text:p>
          </table:table-cell>
          <table:table-cell office:value-type="float" office:value="8542" calcext:value-type="float">
            <text:p>8542</text:p>
          </table:table-cell>
          <table:table-cell table:formula="of:=[.A21]*LOG([.A21];2)" office:value-type="float" office:value="285754.247590989" calcext:value-type="float">
            <text:p>285754,247590989</text:p>
          </table:table-cell>
          <table:table-cell table:formula="of:=[.N21]/[.O21]" office:value-type="float" office:value="0.0298928189939857" calcext:value-type="float">
            <text:p>0,0298928189939857</text:p>
          </table:table-cell>
          <table:table-cell table:formula="of:=[.$P$32]*[.O21]" office:value-type="float" office:value="9944.48544201002" calcext:value-type="float">
            <text:p>9944,4854420100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75860" calcext:value-type="float">
            <text:p>275860</text:p>
          </table:table-cell>
          <table:table-cell table:formula="of:=[.A22]^3" office:value-type="float" office:value="9261000000000" calcext:value-type="float">
            <text:p>9261000000000</text:p>
          </table:table-cell>
          <table:table-cell table:formula="of:=[.B22]/[.C22]" office:value-type="float" office:value="0.00000002978727999136" calcext:value-type="float">
            <text:p>2,97872799913616E-08</text:p>
          </table:table-cell>
          <table:table-cell table:formula="of:=[.$D$32]*[.C22]" office:value-type="float" office:value="764574.528952042" calcext:value-type="float">
            <text:p>764574,528952042</text:p>
          </table:table-cell>
          <table:table-cell office:value-type="float" office:value="35" calcext:value-type="float">
            <text:p>35</text:p>
          </table:table-cell>
          <table:table-cell table:formula="of:=[.A22]^2" office:value-type="float" office:value="441000000" calcext:value-type="float">
            <text:p>441000000</text:p>
          </table:table-cell>
          <table:table-cell table:formula="of:=[.F22]/[.G22]" office:value-type="float" office:value="0.00000007936507936508" calcext:value-type="float">
            <text:p>7,93650793650794E-08</text:p>
          </table:table-cell>
          <table:table-cell table:formula="of:=[.$H$32]*[.G22]" office:value-type="float" office:value="119.25453391691" calcext:value-type="float">
            <text:p>119,25453391691</text:p>
          </table:table-cell>
          <table:table-cell office:value-type="float" office:value="9360" calcext:value-type="float">
            <text:p>9360</text:p>
          </table:table-cell>
          <table:table-cell table:formula="of:=[.A22]*LOG([.A22];2)" office:value-type="float" office:value="301520.135856258" calcext:value-type="float">
            <text:p>301520,135856258</text:p>
          </table:table-cell>
          <table:table-cell table:formula="of:=[.J22]/[.K22]" office:value-type="float" office:value="0.0310427029140838" calcext:value-type="float">
            <text:p>0,0310427029140838</text:p>
          </table:table-cell>
          <table:table-cell table:formula="of:=[.$L$32]*[.K22]" office:value-type="float" office:value="5636.38185976505" calcext:value-type="float">
            <text:p>5636,38185976505</text:p>
          </table:table-cell>
          <table:table-cell office:value-type="float" office:value="8661" calcext:value-type="float">
            <text:p>8661</text:p>
          </table:table-cell>
          <table:table-cell table:formula="of:=[.A22]*LOG([.A22];2)" office:value-type="float" office:value="301520.135856258" calcext:value-type="float">
            <text:p>301520,135856258</text:p>
          </table:table-cell>
          <table:table-cell table:formula="of:=[.N22]/[.O22]" office:value-type="float" office:value="0.0287244497797949" calcext:value-type="float">
            <text:p>0,0287244497797949</text:p>
          </table:table-cell>
          <table:table-cell table:formula="of:=[.$P$32]*[.O22]" office:value-type="float" office:value="10493.1514641464" calcext:value-type="float">
            <text:p>10493,151464146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3654" calcext:value-type="float">
            <text:p>303654</text:p>
          </table:table-cell>
          <table:table-cell table:formula="of:=[.A23]^3" office:value-type="float" office:value="10648000000000" calcext:value-type="float">
            <text:p>10648000000000</text:p>
          </table:table-cell>
          <table:table-cell table:formula="of:=[.B23]/[.C23]" office:value-type="float" office:value="0.00000002851746806912" calcext:value-type="float">
            <text:p>2,8517468069121E-08</text:p>
          </table:table-cell>
          <table:table-cell table:formula="of:=[.$D$32]*[.C23]" office:value-type="float" office:value="879083.207459383" calcext:value-type="float">
            <text:p>879083,207459383</text:p>
          </table:table-cell>
          <table:table-cell office:value-type="float" office:value="41" calcext:value-type="float">
            <text:p>41</text:p>
          </table:table-cell>
          <table:table-cell table:formula="of:=[.A23]^2" office:value-type="float" office:value="484000000" calcext:value-type="float">
            <text:p>484000000</text:p>
          </table:table-cell>
          <table:table-cell table:formula="of:=[.F23]/[.G23]" office:value-type="float" office:value="0.00000008471074380165" calcext:value-type="float">
            <text:p>8,47107438016529E-08</text:p>
          </table:table-cell>
          <table:table-cell table:formula="of:=[.$H$32]*[.G23]" office:value-type="float" office:value="130.88252701992" calcext:value-type="float">
            <text:p>130,88252701992</text:p>
          </table:table-cell>
          <table:table-cell office:value-type="float" office:value="10508" calcext:value-type="float">
            <text:p>10508</text:p>
          </table:table-cell>
          <table:table-cell table:formula="of:=[.A23]*LOG([.A23];2)" office:value-type="float" office:value="317354.749872586" calcext:value-type="float">
            <text:p>317354,749872586</text:p>
          </table:table-cell>
          <table:table-cell table:formula="of:=[.J23]/[.K23]" office:value-type="float" office:value="0.0331112107325282" calcext:value-type="float">
            <text:p>0,0331112107325282</text:p>
          </table:table-cell>
          <table:table-cell table:formula="of:=[.$L$32]*[.K23]" office:value-type="float" office:value="5932.38176353454" calcext:value-type="float">
            <text:p>5932,38176353454</text:p>
          </table:table-cell>
          <table:table-cell office:value-type="float" office:value="8186" calcext:value-type="float">
            <text:p>8186</text:p>
          </table:table-cell>
          <table:table-cell table:formula="of:=[.A23]*LOG([.A23];2)" office:value-type="float" office:value="317354.749872586" calcext:value-type="float">
            <text:p>317354,749872586</text:p>
          </table:table-cell>
          <table:table-cell table:formula="of:=[.N23]/[.O23]" office:value-type="float" office:value="0.0257944776414614" calcext:value-type="float">
            <text:p>0,0257944776414614</text:p>
          </table:table-cell>
          <table:table-cell table:formula="of:=[.$P$32]*[.O23]" office:value-type="float" office:value="11044.2091995702" calcext:value-type="float">
            <text:p>11044,209199570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37225" calcext:value-type="float">
            <text:p>337225</text:p>
          </table:table-cell>
          <table:table-cell table:formula="of:=[.A24]^3" office:value-type="float" office:value="12167000000000" calcext:value-type="float">
            <text:p>12167000000000</text:p>
          </table:table-cell>
          <table:table-cell table:formula="of:=[.B24]/[.C24]" office:value-type="float" office:value="0.00000002771636393523" calcext:value-type="float">
            <text:p>2,77163639352346E-08</text:p>
          </table:table-cell>
          <table:table-cell table:formula="of:=[.$D$32]*[.C24]" office:value-type="float" office:value="1004489.61167903" calcext:value-type="float">
            <text:p>1004489,61167903</text:p>
          </table:table-cell>
          <table:table-cell office:value-type="float" office:value="66" calcext:value-type="float">
            <text:p>66</text:p>
          </table:table-cell>
          <table:table-cell table:formula="of:=[.A24]^2" office:value-type="float" office:value="529000000" calcext:value-type="float">
            <text:p>529000000</text:p>
          </table:table-cell>
          <table:table-cell table:formula="of:=[.F24]/[.G24]" office:value-type="float" office:value="0.00000012476370510397" calcext:value-type="float">
            <text:p>1,2476370510397E-07</text:p>
          </table:table-cell>
          <table:table-cell table:formula="of:=[.$H$32]*[.G24]" office:value-type="float" office:value="143.051357011441" calcext:value-type="float">
            <text:p>143,051357011441</text:p>
          </table:table-cell>
          <table:table-cell office:value-type="float" office:value="9554" calcext:value-type="float">
            <text:p>9554</text:p>
          </table:table-cell>
          <table:table-cell table:formula="of:=[.A24]*LOG([.A24];2)" office:value-type="float" office:value="333254.963536539" calcext:value-type="float">
            <text:p>333254,963536539</text:p>
          </table:table-cell>
          <table:table-cell table:formula="of:=[.J24]/[.K24]" office:value-type="float" office:value="0.0286687402900526" calcext:value-type="float">
            <text:p>0,0286687402900526</text:p>
          </table:table-cell>
          <table:table-cell table:formula="of:=[.$L$32]*[.K24]" office:value-type="float" office:value="6229.60793586758" calcext:value-type="float">
            <text:p>6229,60793586758</text:p>
          </table:table-cell>
          <table:table-cell office:value-type="float" office:value="9763" calcext:value-type="float">
            <text:p>9763</text:p>
          </table:table-cell>
          <table:table-cell table:formula="of:=[.A24]*LOG([.A24];2)" office:value-type="float" office:value="333254.963536539" calcext:value-type="float">
            <text:p>333254,963536539</text:p>
          </table:table-cell>
          <table:table-cell table:formula="of:=[.N24]/[.O24]" office:value-type="float" office:value="0.0292958877383069" calcext:value-type="float">
            <text:p>0,0292958877383069</text:p>
          </table:table-cell>
          <table:table-cell table:formula="of:=[.$P$32]*[.O24]" office:value-type="float" office:value="11597.5498572823" calcext:value-type="float">
            <text:p>11597,549857282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74058" calcext:value-type="float">
            <text:p>374058</text:p>
          </table:table-cell>
          <table:table-cell table:formula="of:=[.A25]^3" office:value-type="float" office:value="13824000000000" calcext:value-type="float">
            <text:p>13824000000000</text:p>
          </table:table-cell>
          <table:table-cell table:formula="of:=[.B25]/[.C25]" office:value-type="float" office:value="0.00000002705859375" calcext:value-type="float">
            <text:p>2,705859375E-08</text:p>
          </table:table-cell>
          <table:table-cell table:formula="of:=[.$D$32]*[.C25]" office:value-type="float" office:value="1141289.09277973" calcext:value-type="float">
            <text:p>1141289,09277973</text:p>
          </table:table-cell>
          <table:table-cell office:value-type="float" office:value="82" calcext:value-type="float">
            <text:p>82</text:p>
          </table:table-cell>
          <table:table-cell table:formula="of:=[.A25]^2" office:value-type="float" office:value="576000000" calcext:value-type="float">
            <text:p>576000000</text:p>
          </table:table-cell>
          <table:table-cell table:formula="of:=[.F25]/[.G25]" office:value-type="float" office:value="0.00000014236111111111" calcext:value-type="float">
            <text:p>1,42361111111111E-07</text:p>
          </table:table-cell>
          <table:table-cell table:formula="of:=[.$H$32]*[.G25]" office:value-type="float" office:value="155.761023891474" calcext:value-type="float">
            <text:p>155,761023891474</text:p>
          </table:table-cell>
          <table:table-cell office:value-type="float" office:value="11766" calcext:value-type="float">
            <text:p>11766</text:p>
          </table:table-cell>
          <table:table-cell table:formula="of:=[.A25]*LOG([.A25];2)" office:value-type="float" office:value="349217.922849198" calcext:value-type="float">
            <text:p>349217,922849198</text:p>
          </table:table-cell>
          <table:table-cell table:formula="of:=[.J25]/[.K25]" office:value-type="float" office:value="0.0336924287963333" calcext:value-type="float">
            <text:p>0,0336924287963333</text:p>
          </table:table-cell>
          <table:table-cell table:formula="of:=[.$L$32]*[.K25]" office:value-type="float" office:value="6528.00702633803" calcext:value-type="float">
            <text:p>6528,00702633803</text:p>
          </table:table-cell>
          <table:table-cell office:value-type="float" office:value="15055" calcext:value-type="float">
            <text:p>15055</text:p>
          </table:table-cell>
          <table:table-cell table:formula="of:=[.A25]*LOG([.A25];2)" office:value-type="float" office:value="349217.922849198" calcext:value-type="float">
            <text:p>349217,922849198</text:p>
          </table:table-cell>
          <table:table-cell table:formula="of:=[.N25]/[.O25]" office:value-type="float" office:value="0.043110616652116" calcext:value-type="float">
            <text:p>0,043110616652116</text:p>
          </table:table-cell>
          <table:table-cell table:formula="of:=[.$P$32]*[.O25]" office:value-type="float" office:value="12153.0741157471" calcext:value-type="float">
            <text:p>12153,074115747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93819" calcext:value-type="float">
            <text:p>393819</text:p>
          </table:table-cell>
          <table:table-cell table:formula="of:=[.A26]^3" office:value-type="float" office:value="15625000000000" calcext:value-type="float">
            <text:p>15625000000000</text:p>
          </table:table-cell>
          <table:table-cell table:formula="of:=[.B26]/[.C26]" office:value-type="float" office:value="0.000000025204416" calcext:value-type="float">
            <text:p>0,000000025204416</text:p>
          </table:table-cell>
          <table:table-cell table:formula="of:=[.$D$32]*[.C26]" office:value-type="float" office:value="1289977.00193021" calcext:value-type="float">
            <text:p>1289977,00193021</text:p>
          </table:table-cell>
          <table:table-cell office:value-type="float" office:value="137" calcext:value-type="float">
            <text:p>137</text:p>
          </table:table-cell>
          <table:table-cell table:formula="of:=[.A26]^2" office:value-type="float" office:value="625000000" calcext:value-type="float">
            <text:p>625000000</text:p>
          </table:table-cell>
          <table:table-cell table:formula="of:=[.F26]/[.G26]" office:value-type="float" office:value="0.0000002192" calcext:value-type="float">
            <text:p>0,0000002192</text:p>
          </table:table-cell>
          <table:table-cell table:formula="of:=[.$H$32]*[.G26]" office:value-type="float" office:value="169.01152766002" calcext:value-type="float">
            <text:p>169,01152766002</text:p>
          </table:table-cell>
          <table:table-cell office:value-type="float" office:value="11698" calcext:value-type="float">
            <text:p>11698</text:p>
          </table:table-cell>
          <table:table-cell table:formula="of:=[.A26]*LOG([.A26];2)" office:value-type="float" office:value="365241.01186092" calcext:value-type="float">
            <text:p>365241,01186092</text:p>
          </table:table-cell>
          <table:table-cell table:formula="of:=[.J26]/[.K26]" office:value-type="float" office:value="0.0320281666628787" calcext:value-type="float">
            <text:p>0,0320281666628787</text:p>
          </table:table-cell>
          <table:table-cell table:formula="of:=[.$L$32]*[.K26]" office:value-type="float" office:value="6827.530134427" calcext:value-type="float">
            <text:p>6827,530134427</text:p>
          </table:table-cell>
          <table:table-cell office:value-type="float" office:value="22652" calcext:value-type="float">
            <text:p>22652</text:p>
          </table:table-cell>
          <table:table-cell table:formula="of:=[.A26]*LOG([.A26];2)" office:value-type="float" office:value="365241.01186092" calcext:value-type="float">
            <text:p>365241,01186092</text:p>
          </table:table-cell>
          <table:table-cell table:formula="of:=[.N26]/[.O26]" office:value-type="float" office:value="0.0620193222129875" calcext:value-type="float">
            <text:p>0,0620193222129875</text:p>
          </table:table-cell>
          <table:table-cell table:formula="of:=[.$P$32]*[.O26]" office:value-type="float" office:value="12710.6909377415" calcext:value-type="float">
            <text:p>12710,690937741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425892" calcext:value-type="float">
            <text:p>425892</text:p>
          </table:table-cell>
          <table:table-cell table:formula="of:=[.A27]^3" office:value-type="float" office:value="17576000000000" calcext:value-type="float">
            <text:p>17576000000000</text:p>
          </table:table-cell>
          <table:table-cell table:formula="of:=[.B27]/[.C27]" office:value-type="float" office:value="0.00000002423145197997" calcext:value-type="float">
            <text:p>2,42314519799727E-08</text:p>
          </table:table-cell>
          <table:table-cell table:formula="of:=[.$D$32]*[.C27]" office:value-type="float" office:value="1451048.69029922" calcext:value-type="float">
            <text:p>1451048,69029922</text:p>
          </table:table-cell>
          <table:table-cell office:value-type="float" office:value="60" calcext:value-type="float">
            <text:p>60</text:p>
          </table:table-cell>
          <table:table-cell table:formula="of:=[.A27]^2" office:value-type="float" office:value="676000000" calcext:value-type="float">
            <text:p>676000000</text:p>
          </table:table-cell>
          <table:table-cell table:formula="of:=[.F27]/[.G27]" office:value-type="float" office:value="0.0000000887573964497" calcext:value-type="float">
            <text:p>8,87573964497041E-08</text:p>
          </table:table-cell>
          <table:table-cell table:formula="of:=[.$H$32]*[.G27]" office:value-type="float" office:value="182.802868317078" calcext:value-type="float">
            <text:p>182,802868317078</text:p>
          </table:table-cell>
          <table:table-cell office:value-type="float" office:value="14328" calcext:value-type="float">
            <text:p>14328</text:p>
          </table:table-cell>
          <table:table-cell table:formula="of:=[.A27]*LOG([.A27];2)" office:value-type="float" office:value="381321.824072883" calcext:value-type="float">
            <text:p>381321,824072883</text:p>
          </table:table-cell>
          <table:table-cell table:formula="of:=[.J27]/[.K27]" office:value-type="float" office:value="0.0375745606348024" calcext:value-type="float">
            <text:p>0,0375745606348024</text:p>
          </table:table-cell>
          <table:table-cell table:formula="of:=[.$L$32]*[.K27]" office:value-type="float" office:value="7128.13227492551" calcext:value-type="float">
            <text:p>7128,13227492551</text:p>
          </table:table-cell>
          <table:table-cell office:value-type="float" office:value="14282" calcext:value-type="float">
            <text:p>14282</text:p>
          </table:table-cell>
          <table:table-cell table:formula="of:=[.A27]*LOG([.A27];2)" office:value-type="float" office:value="381321.824072883" calcext:value-type="float">
            <text:p>381321,824072883</text:p>
          </table:table-cell>
          <table:table-cell table:formula="of:=[.N27]/[.O27]" office:value-type="float" office:value="0.0374539276232725" calcext:value-type="float">
            <text:p>0,0374539276232725</text:p>
          </table:table-cell>
          <table:table-cell table:formula="of:=[.$P$32]*[.O27]" office:value-type="float" office:value="13270.3165751055" calcext:value-type="float">
            <text:p>13270,316575105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88311" calcext:value-type="float">
            <text:p>488311</text:p>
          </table:table-cell>
          <table:table-cell table:formula="of:=[.A28]^3" office:value-type="float" office:value="19683000000000" calcext:value-type="float">
            <text:p>19683000000000</text:p>
          </table:table-cell>
          <table:table-cell table:formula="of:=[.B28]/[.C28]" office:value-type="float" office:value="0.00000002480876898847" calcext:value-type="float">
            <text:p>2,48087689884672E-08</text:p>
          </table:table-cell>
          <table:table-cell table:formula="of:=[.$D$32]*[.C28]" office:value-type="float" office:value="1624999.50905551" calcext:value-type="float">
            <text:p>1624999,50905551</text:p>
          </table:table-cell>
          <table:table-cell office:value-type="float" office:value="59" calcext:value-type="float">
            <text:p>59</text:p>
          </table:table-cell>
          <table:table-cell table:formula="of:=[.A28]^2" office:value-type="float" office:value="729000000" calcext:value-type="float">
            <text:p>729000000</text:p>
          </table:table-cell>
          <table:table-cell table:formula="of:=[.F28]/[.G28]" office:value-type="float" office:value="0.00000008093278463649" calcext:value-type="float">
            <text:p>8,09327846364883E-08</text:p>
          </table:table-cell>
          <table:table-cell table:formula="of:=[.$H$32]*[.G28]" office:value-type="float" office:value="197.135045862647" calcext:value-type="float">
            <text:p>197,135045862647</text:p>
          </table:table-cell>
          <table:table-cell office:value-type="float" office:value="12129" calcext:value-type="float">
            <text:p>12129</text:p>
          </table:table-cell>
          <table:table-cell table:formula="of:=[.A28]*LOG([.A28];2)" office:value-type="float" office:value="397458.13824429" calcext:value-type="float">
            <text:p>397458,13824429</text:p>
          </table:table-cell>
          <table:table-cell table:formula="of:=[.J28]/[.K28]" office:value-type="float" office:value="0.0305164213106265" calcext:value-type="float">
            <text:p>0,0305164213106265</text:p>
          </table:table-cell>
          <table:table-cell table:formula="of:=[.$L$32]*[.K28]" office:value-type="float" office:value="7429.77192569347" calcext:value-type="float">
            <text:p>7429,77192569347</text:p>
          </table:table-cell>
          <table:table-cell office:value-type="float" office:value="10613" calcext:value-type="float">
            <text:p>10613</text:p>
          </table:table-cell>
          <table:table-cell table:formula="of:=[.A28]*LOG([.A28];2)" office:value-type="float" office:value="397458.13824429" calcext:value-type="float">
            <text:p>397458,13824429</text:p>
          </table:table-cell>
          <table:table-cell table:formula="of:=[.N28]/[.O28]" office:value-type="float" office:value="0.0267021831453277" calcext:value-type="float">
            <text:p>0,0267021831453277</text:p>
          </table:table-cell>
          <table:table-cell table:formula="of:=[.$P$32]*[.O28]" office:value-type="float" office:value="13831.8737268121" calcext:value-type="float">
            <text:p>13831,873726812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81421" calcext:value-type="float">
            <text:p>481421</text:p>
          </table:table-cell>
          <table:table-cell table:formula="of:=[.A29]^3" office:value-type="float" office:value="21952000000000" calcext:value-type="float">
            <text:p>21952000000000</text:p>
          </table:table-cell>
          <table:table-cell table:formula="of:=[.B29]/[.C29]" office:value-type="float" office:value="0.00000002193062135569" calcext:value-type="float">
            <text:p>2,19306213556851E-08</text:p>
          </table:table-cell>
          <table:table-cell table:formula="of:=[.$D$32]*[.C29]" office:value-type="float" office:value="1812324.8093678" calcext:value-type="float">
            <text:p>1812324,8093678</text:p>
          </table:table-cell>
          <table:table-cell office:value-type="float" office:value="120" calcext:value-type="float">
            <text:p>120</text:p>
          </table:table-cell>
          <table:table-cell table:formula="of:=[.A29]^2" office:value-type="float" office:value="784000000" calcext:value-type="float">
            <text:p>784000000</text:p>
          </table:table-cell>
          <table:table-cell table:formula="of:=[.F29]/[.G29]" office:value-type="float" office:value="0.0000001530612244898" calcext:value-type="float">
            <text:p>1,53061224489796E-07</text:p>
          </table:table-cell>
          <table:table-cell table:formula="of:=[.$H$32]*[.G29]" office:value-type="float" office:value="212.008060296729" calcext:value-type="float">
            <text:p>212,008060296729</text:p>
          </table:table-cell>
          <table:table-cell office:value-type="float" office:value="12549" calcext:value-type="float">
            <text:p>12549</text:p>
          </table:table-cell>
          <table:table-cell table:formula="of:=[.A29]*LOG([.A29];2)" office:value-type="float" office:value="413647.897788151" calcext:value-type="float">
            <text:p>413647,897788151</text:p>
          </table:table-cell>
          <table:table-cell table:formula="of:=[.J29]/[.K29]" office:value-type="float" office:value="0.0303373958071629" calcext:value-type="float">
            <text:p>0,0303373958071629</text:p>
          </table:table-cell>
          <table:table-cell table:formula="of:=[.$L$32]*[.K29]" office:value-type="float" office:value="7732.41064250037" calcext:value-type="float">
            <text:p>7732,41064250037</text:p>
          </table:table-cell>
          <table:table-cell office:value-type="float" office:value="6182" calcext:value-type="float">
            <text:p>6182</text:p>
          </table:table-cell>
          <table:table-cell table:formula="of:=[.A29]*LOG([.A29];2)" office:value-type="float" office:value="413647.897788151" calcext:value-type="float">
            <text:p>413647,897788151</text:p>
          </table:table-cell>
          <table:table-cell table:formula="of:=[.N29]/[.O29]" office:value-type="float" office:value="0.0149450777655495" calcext:value-type="float">
            <text:p>0,0149450777655495</text:p>
          </table:table-cell>
          <table:table-cell table:formula="of:=[.$P$32]*[.O29]" office:value-type="float" office:value="14395.2908219239" calcext:value-type="float">
            <text:p>14395,290821923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522291" calcext:value-type="float">
            <text:p>522291</text:p>
          </table:table-cell>
          <table:table-cell table:formula="of:=[.A30]^3" office:value-type="float" office:value="24389000000000" calcext:value-type="float">
            <text:p>24389000000000</text:p>
          </table:table-cell>
          <table:table-cell table:formula="of:=[.B30]/[.C30]" office:value-type="float" office:value="0.00000002141502316618" calcext:value-type="float">
            <text:p>2,14150231661815E-08</text:p>
          </table:table-cell>
          <table:table-cell table:formula="of:=[.$D$32]*[.C30]" office:value-type="float" office:value="2013519.94240485" calcext:value-type="float">
            <text:p>2013519,94240485</text:p>
          </table:table-cell>
          <table:table-cell office:value-type="float" office:value="51" calcext:value-type="float">
            <text:p>51</text:p>
          </table:table-cell>
          <table:table-cell table:formula="of:=[.A30]^2" office:value-type="float" office:value="841000000" calcext:value-type="float">
            <text:p>841000000</text:p>
          </table:table-cell>
          <table:table-cell table:formula="of:=[.F30]/[.G30]" office:value-type="float" office:value="0.00000006064209274673" calcext:value-type="float">
            <text:p>6,06420927467301E-08</text:p>
          </table:table-cell>
          <table:table-cell table:formula="of:=[.$H$32]*[.G30]" office:value-type="float" office:value="227.421911619323" calcext:value-type="float">
            <text:p>227,421911619323</text:p>
          </table:table-cell>
          <table:table-cell office:value-type="float" office:value="4170" calcext:value-type="float">
            <text:p>4170</text:p>
          </table:table-cell>
          <table:table-cell table:formula="of:=[.A30]*LOG([.A30];2)" office:value-type="float" office:value="429889.1931139" calcext:value-type="float">
            <text:p>429889,1931139</text:p>
          </table:table-cell>
          <table:table-cell table:formula="of:=[.J30]/[.K30]" office:value-type="float" office:value="0.00970017406065648" calcext:value-type="float">
            <text:p>0,00970017406065648</text:p>
          </table:table-cell>
          <table:table-cell table:formula="of:=[.$L$32]*[.K30]" office:value-type="float" office:value="8036.01272895199" calcext:value-type="float">
            <text:p>8036,01272895199</text:p>
          </table:table-cell>
          <table:table-cell office:value-type="float" office:value="6817" calcext:value-type="float">
            <text:p>6817</text:p>
          </table:table-cell>
          <table:table-cell table:formula="of:=[.A30]*LOG([.A30];2)" office:value-type="float" office:value="429889.1931139" calcext:value-type="float">
            <text:p>429889,1931139</text:p>
          </table:table-cell>
          <table:table-cell table:formula="of:=[.N30]/[.O30]" office:value-type="float" office:value="0.015857574717385" calcext:value-type="float">
            <text:p>0,015857574717385</text:p>
          </table:table-cell>
          <table:table-cell table:formula="of:=[.$P$32]*[.O30]" office:value-type="float" office:value="14960.5014051012" calcext:value-type="float">
            <text:p>14960,5014051012</text:p>
          </table:table-cell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564793" calcext:value-type="float">
            <text:p>564793</text:p>
          </table:table-cell>
          <table:table-cell table:style-name="ce4" table:formula="of:=[.A31]^3" office:value-type="float" office:value="27000000000000" calcext:value-type="float">
            <text:p>27000000000000</text:p>
          </table:table-cell>
          <table:table-cell table:style-name="ce4" table:formula="of:=[.B31]/[.C31]" office:value-type="float" office:value="0.00000002091825925926" calcext:value-type="float">
            <text:p>2,09182592592593E-08</text:p>
          </table:table-cell>
          <table:table-cell table:style-name="ce4" table:formula="of:=[.$D$32]*[.C31]" office:value-type="float" office:value="2229080.2593354" calcext:value-type="float">
            <text:p>2229080,2593354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[.A31]^2" office:value-type="float" office:value="900000000" calcext:value-type="float">
            <text:p>900000000</text:p>
          </table:table-cell>
          <table:table-cell table:style-name="ce4" table:formula="of:=[.F31]/[.G31]" office:value-type="float" office:value="0.00000007555555555556" calcext:value-type="float">
            <text:p>7,55555555555556E-08</text:p>
          </table:table-cell>
          <table:table-cell table:style-name="ce4" table:formula="of:=[.$H$32]*[.G31]" office:value-type="float" office:value="243.376599830429" calcext:value-type="float">
            <text:p>243,376599830429</text:p>
          </table:table-cell>
          <table:table-cell table:style-name="ce4" office:value-type="float" office:value="5215" calcext:value-type="float">
            <text:p>5215</text:p>
          </table:table-cell>
          <table:table-cell table:style-name="ce4" table:formula="of:=[.A31]*LOG([.A31];2)" office:value-type="float" office:value="446180.246408118" calcext:value-type="float">
            <text:p>446180,246408118</text:p>
          </table:table-cell>
          <table:table-cell table:style-name="ce4" table:formula="of:=[.J31]/[.K31]" office:value-type="float" office:value="0.0116881014836095" calcext:value-type="float">
            <text:p>0,0116881014836095</text:p>
          </table:table-cell>
          <table:table-cell table:style-name="ce4" table:formula="of:=[.$L$32]*[.K31]" office:value-type="float" office:value="8340.54495199321" calcext:value-type="float">
            <text:p>8340,54495199321</text:p>
          </table:table-cell>
          <table:table-cell table:style-name="ce4" office:value-type="float" office:value="8479" calcext:value-type="float">
            <text:p>8479</text:p>
          </table:table-cell>
          <table:table-cell table:style-name="ce4" table:formula="of:=[.A31]*LOG([.A31];2)" office:value-type="float" office:value="446180.246408118" calcext:value-type="float">
            <text:p>446180,246408118</text:p>
          </table:table-cell>
          <table:table-cell table:style-name="ce4" table:formula="of:=[.N31]/[.O31]" office:value-type="float" office:value="0.0190035306768026" calcext:value-type="float">
            <text:p>0,0190035306768026</text:p>
          </table:table-cell>
          <table:table-cell table:style-name="ce4" table:formula="of:=[.$P$32]*[.O31]" office:value-type="float" office:value="15527.4436069586" calcext:value-type="float">
            <text:p>15527,4436069586</text:p>
          </table:table-cell>
        </table:table-row>
        <table:table-row table:style-name="ro1">
          <table:table-cell table:style-name="Default" table:number-columns-repeated="3"/>
          <table:table-cell table:style-name="ce5" table:formula="of:=AVERAGE([.D2:.D31])" office:value-type="float" office:value="0.00000008255852812353" calcext:value-type="float">
            <text:p>8,25585281235334E-08</text:p>
          </table:table-cell>
          <table:table-cell table:style-name="ce11"/>
          <table:table-cell table:style-name="Default" table:number-columns-repeated="2"/>
          <table:table-cell table:style-name="ce5" table:formula="of:=AVERAGE([.H2:.H31])" office:value-type="float" office:value="0.00000027041844425603" calcext:value-type="float">
            <text:p>2,70418444256032E-07</text:p>
          </table:table-cell>
          <table:table-cell table:style-name="ce12"/>
          <table:table-cell table:style-name="Default" table:number-columns-repeated="2"/>
          <table:table-cell table:style-name="ce5" table:formula="of:=AVERAGE([.L2:.L31])" office:value-type="float" office:value="0.0186932187588694" calcext:value-type="float">
            <text:p>0,0186932187588694</text:p>
          </table:table-cell>
          <table:table-cell table:style-name="ce11"/>
          <table:table-cell table:style-name="Default" table:number-columns-repeated="2"/>
          <table:table-cell table:style-name="ce5" table:formula="of:=AVERAGE([.P2:.P31])" office:value-type="float" office:value="0.0348008315741432" calcext:value-type="float">
            <text:p>0,034800831574143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2:47:09.551266726</meta:creation-date>
    <dc:date>2023-03-19T20:29:52.257045794</dc:date>
    <meta:editing-duration>PT26M5S</meta:editing-duration>
    <meta:editing-cycles>5</meta:editing-cycles>
    <meta:generator>LibreOffice/7.3.7.2$Linux_X86_64 LibreOffice_project/30$Build-2</meta:generator>
    <meta:document-statistic meta:table-count="1" meta:cell-count="53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61cm" svg:height="4.985cm" xlink:href=".." xlink:type="simple" chart:class="chart:line" chart:style-name="ch1">
        <chart:legend chart:legend-position="end" svg:x="5.242cm" svg:y="1.944cm" style:legend-expansion="high" chart:style-name="ch2"/>
        <chart:plot-area chart:style-name="ch3" table:cell-range-address="Hoja1.A1:Hoja1.B31 Hoja1.E1:Hoja1.E31" chart:data-source-has-labels="both" svg:x="0.177cm" svg:y="0.099cm" svg:width="4.888cm" svg:height="4.787cm">
          <chart:coordinate-region svg:x="1.724cm" svg:y="0.298cm" svg:width="3.341cm" svg:height="3.403cm"/>
          <chart:axis chart:dimension="x" chart:name="primary-x" chart:style-name="ch4" chartooo:axis-type="auto">
            <chartooo:date-scale/>
            <chart:categories table:cell-range-address="Hoja1.A2:Hoja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31" chart:label-cell-address="Hoja1.B1:Hoja1.B1" chart:class="chart:line">
            <chart:data-point chart:repeated="30"/>
          </chart:series>
          <chart:series chart:style-name="ch7" chart:values-cell-range-address="Hoja1.E2:Hoja1.E31" chart:label-cell-address="Hoja1.E1:Hoja1.E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1</text:p>
                <draw:g>
                  <svg:desc>Hoja1.B1:Hoja1.B1</svg:desc>
                </draw:g>
              </table:table-cell>
              <table:table-cell office:value-type="string">
                <text:p>Tiempo teórico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622">
                <text:p>622</text:p>
                <draw:g>
                  <svg:desc>Hoja1.B2:Hoja1.B31</svg:desc>
                </draw:g>
              </table:table-cell>
              <table:table-cell office:value-type="float" office:value="82.5585281235334">
                <text:p>82.5585281235334</text:p>
                <draw:g>
                  <svg:desc>Hoja1.E2:Hoja1.E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30">
                <text:p>2330</text:p>
              </table:table-cell>
              <table:table-cell office:value-type="float" office:value="660.468224988267">
                <text:p>660.4682249882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539">
                <text:p>5539</text:p>
              </table:table-cell>
              <table:table-cell office:value-type="float" office:value="2229.0802593354">
                <text:p>2229.080259335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363">
                <text:p>10363</text:p>
              </table:table-cell>
              <table:table-cell office:value-type="float" office:value="5283.74579990614">
                <text:p>5283.7457999061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052">
                <text:p>16052</text:p>
              </table:table-cell>
              <table:table-cell office:value-type="float" office:value="10319.8160154417">
                <text:p>10319.816015441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69">
                <text:p>22069</text:p>
              </table:table-cell>
              <table:table-cell office:value-type="float" office:value="17832.6420746832">
                <text:p>17832.642074683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0436">
                <text:p>30436</text:p>
              </table:table-cell>
              <table:table-cell office:value-type="float" office:value="28317.5751463719">
                <text:p>28317.575146371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8535">
                <text:p>38535</text:p>
              </table:table-cell>
              <table:table-cell office:value-type="float" office:value="42269.9663992491">
                <text:p>42269.966399249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1022">
                <text:p>51022</text:p>
              </table:table-cell>
              <table:table-cell office:value-type="float" office:value="60185.1670020558">
                <text:p>60185.16700205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1251">
                <text:p>61251</text:p>
              </table:table-cell>
              <table:table-cell office:value-type="float" office:value="82558.5281235334">
                <text:p>82558.528123533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74064">
                <text:p>74064</text:p>
              </table:table-cell>
              <table:table-cell office:value-type="float" office:value="109885.400932423">
                <text:p>109885.40093242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91233">
                <text:p>91233</text:p>
              </table:table-cell>
              <table:table-cell office:value-type="float" office:value="142661.136597466">
                <text:p>142661.13659746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05231">
                <text:p>105231</text:p>
              </table:table-cell>
              <table:table-cell office:value-type="float" office:value="181381.086287403">
                <text:p>181381.08628740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23952">
                <text:p>123952</text:p>
              </table:table-cell>
              <table:table-cell office:value-type="float" office:value="226540.601170975">
                <text:p>226540.6011709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38857">
                <text:p>138857</text:p>
              </table:table-cell>
              <table:table-cell office:value-type="float" office:value="278635.032416925">
                <text:p>278635.03241692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2038">
                <text:p>162038</text:p>
              </table:table-cell>
              <table:table-cell office:value-type="float" office:value="338159.731193993">
                <text:p>338159.73119399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7266">
                <text:p>187266</text:p>
              </table:table-cell>
              <table:table-cell office:value-type="float" office:value="405610.048670919">
                <text:p>405610.04867091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02679">
                <text:p>202679</text:p>
              </table:table-cell>
              <table:table-cell office:value-type="float" office:value="481481.336016446">
                <text:p>481481.33601644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21457">
                <text:p>221457</text:p>
              </table:table-cell>
              <table:table-cell office:value-type="float" office:value="566268.944399315">
                <text:p>566268.94439931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53206">
                <text:p>253206</text:p>
              </table:table-cell>
              <table:table-cell office:value-type="float" office:value="660468.224988267">
                <text:p>660468.22498826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75860">
                <text:p>275860</text:p>
              </table:table-cell>
              <table:table-cell office:value-type="float" office:value="764574.528952042">
                <text:p>764574.52895204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03654">
                <text:p>303654</text:p>
              </table:table-cell>
              <table:table-cell office:value-type="float" office:value="879083.207459383">
                <text:p>879083.20745938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37225">
                <text:p>337225</text:p>
              </table:table-cell>
              <table:table-cell office:value-type="float" office:value="1004489.61167903">
                <text:p>1004489.6116790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74058">
                <text:p>374058</text:p>
              </table:table-cell>
              <table:table-cell office:value-type="float" office:value="1141289.09277973">
                <text:p>1141289.0927797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93819">
                <text:p>393819</text:p>
              </table:table-cell>
              <table:table-cell office:value-type="float" office:value="1289977.00193021">
                <text:p>1289977.0019302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25892">
                <text:p>425892</text:p>
              </table:table-cell>
              <table:table-cell office:value-type="float" office:value="1451048.69029922">
                <text:p>1451048.6902992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8311">
                <text:p>488311</text:p>
              </table:table-cell>
              <table:table-cell office:value-type="float" office:value="1624999.50905551">
                <text:p>1624999.5090555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81421">
                <text:p>481421</text:p>
              </table:table-cell>
              <table:table-cell office:value-type="float" office:value="1812324.8093678">
                <text:p>1812324.809367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2291">
                <text:p>522291</text:p>
              </table:table-cell>
              <table:table-cell office:value-type="float" office:value="2013519.94240485">
                <text:p>2013519.9424048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64793">
                <text:p>564793</text:p>
              </table:table-cell>
              <table:table-cell office:value-type="float" office:value="2229080.2593354">
                <text:p>2229080.2593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8cm" svg:height="4.977cm" xlink:href=".." xlink:type="simple" chart:class="chart:line" chart:style-name="ch1">
        <chart:legend chart:legend-position="end" svg:x="5.229cm" svg:y="1.94cm" style:legend-expansion="high" chart:style-name="ch2"/>
        <chart:plot-area chart:style-name="ch3" table:cell-range-address="Hoja1.A1:Hoja1.A31 Hoja1.F1:Hoja1.F31 Hoja1.I1:Hoja1.I31" chart:data-source-has-labels="both" svg:x="0.176cm" svg:y="0.099cm" svg:width="4.877cm" svg:height="4.779cm">
          <chart:coordinate-region svg:x="0.983cm" svg:y="0.298cm" svg:width="4.07cm" svg:height="3.394cm"/>
          <chart:axis chart:dimension="x" chart:name="primary-x" chart:style-name="ch4" chartooo:axis-type="auto">
            <chartooo:date-scale/>
            <chart:categories table:cell-range-address="Hoja1.A2:Hoja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F2:Hoja1.F31" chart:label-cell-address="Hoja1.F1:Hoja1.F1" chart:class="chart:line">
            <chart:data-point chart:repeated="30"/>
          </chart:series>
          <chart:series chart:style-name="ch7" chart:values-cell-range-address="Hoja1.I2:Hoja1.I31" chart:label-cell-address="Hoja1.I1:Hoja1.I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2</text:p>
                <draw:g>
                  <svg:desc>Hoja1.F1:Hoja1.F1</svg:desc>
                </draw:g>
              </table:table-cell>
              <table:table-cell office:value-type="string">
                <text:p>Tiempo teórico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1">
                <text:p>1</text:p>
                <draw:g>
                  <svg:desc>Hoja1.F2:Hoja1.F31</svg:desc>
                </draw:g>
              </table:table-cell>
              <table:table-cell office:value-type="float" office:value="0.270418444256032">
                <text:p>0.270418444256032</text:p>
                <draw:g>
                  <svg:desc>Hoja1.I2:Hoja1.I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1.08167377702413">
                <text:p>1.0816737770241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">
                <text:p>5</text:p>
              </table:table-cell>
              <table:table-cell office:value-type="float" office:value="2.43376599830429">
                <text:p>2.433765998304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">
                <text:p>7</text:p>
              </table:table-cell>
              <table:table-cell office:value-type="float" office:value="4.32669510809651">
                <text:p>4.3266951080965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">
                <text:p>8</text:p>
              </table:table-cell>
              <table:table-cell office:value-type="float" office:value="6.7604611064008">
                <text:p>6.760461106400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5">
                <text:p>15</text:p>
              </table:table-cell>
              <table:table-cell office:value-type="float" office:value="9.73506399321715">
                <text:p>9.7350639932171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1">
                <text:p>11</text:p>
              </table:table-cell>
              <table:table-cell office:value-type="float" office:value="13.2505037685456">
                <text:p>13.250503768545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4">
                <text:p>24</text:p>
              </table:table-cell>
              <table:table-cell office:value-type="float" office:value="17.3067804323861">
                <text:p>17.306780432386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0">
                <text:p>30</text:p>
              </table:table-cell>
              <table:table-cell office:value-type="float" office:value="21.9038939847386">
                <text:p>21.90389398473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">
                <text:p>36</text:p>
              </table:table-cell>
              <table:table-cell office:value-type="float" office:value="27.0418444256032">
                <text:p>27.041844425603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9">
                <text:p>29</text:p>
              </table:table-cell>
              <table:table-cell office:value-type="float" office:value="32.7206317549799">
                <text:p>32.720631754979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3">
                <text:p>33</text:p>
              </table:table-cell>
              <table:table-cell office:value-type="float" office:value="38.9402559728686">
                <text:p>38.940255972868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9">
                <text:p>39</text:p>
              </table:table-cell>
              <table:table-cell office:value-type="float" office:value="45.7007170792694">
                <text:p>45.700717079269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8">
                <text:p>38</text:p>
              </table:table-cell>
              <table:table-cell office:value-type="float" office:value="53.0020150741823">
                <text:p>53.002015074182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">
                <text:p>72</text:p>
              </table:table-cell>
              <table:table-cell office:value-type="float" office:value="60.8441499576072">
                <text:p>60.844149957607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7">
                <text:p>27</text:p>
              </table:table-cell>
              <table:table-cell office:value-type="float" office:value="69.2271217295442">
                <text:p>69.227121729544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79">
                <text:p>79</text:p>
              </table:table-cell>
              <table:table-cell office:value-type="float" office:value="78.1509303899933">
                <text:p>78.150930389993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51">
                <text:p>51</text:p>
              </table:table-cell>
              <table:table-cell office:value-type="float" office:value="87.6155759389544">
                <text:p>87.615575938954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70">
                <text:p>70</text:p>
              </table:table-cell>
              <table:table-cell office:value-type="float" office:value="97.6210583764276">
                <text:p>97.621058376427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0">
                <text:p>100</text:p>
              </table:table-cell>
              <table:table-cell office:value-type="float" office:value="108.167377702413">
                <text:p>108.16737770241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5">
                <text:p>35</text:p>
              </table:table-cell>
              <table:table-cell office:value-type="float" office:value="119.25453391691">
                <text:p>119.2545339169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41">
                <text:p>41</text:p>
              </table:table-cell>
              <table:table-cell office:value-type="float" office:value="130.88252701992">
                <text:p>130.8825270199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66">
                <text:p>66</text:p>
              </table:table-cell>
              <table:table-cell office:value-type="float" office:value="143.051357011441">
                <text:p>143.05135701144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82">
                <text:p>82</text:p>
              </table:table-cell>
              <table:table-cell office:value-type="float" office:value="155.761023891474">
                <text:p>155.76102389147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37">
                <text:p>137</text:p>
              </table:table-cell>
              <table:table-cell office:value-type="float" office:value="169.01152766002">
                <text:p>169.0115276600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60">
                <text:p>60</text:p>
              </table:table-cell>
              <table:table-cell office:value-type="float" office:value="182.802868317078">
                <text:p>182.80286831707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59">
                <text:p>59</text:p>
              </table:table-cell>
              <table:table-cell office:value-type="float" office:value="197.135045862647">
                <text:p>197.13504586264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0">
                <text:p>120</text:p>
              </table:table-cell>
              <table:table-cell office:value-type="float" office:value="212.008060296729">
                <text:p>212.00806029672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1">
                <text:p>51</text:p>
              </table:table-cell>
              <table:table-cell office:value-type="float" office:value="227.421911619323">
                <text:p>227.42191161932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8">
                <text:p>68</text:p>
              </table:table-cell>
              <table:table-cell office:value-type="float" office:value="243.376599830429">
                <text:p>243.376599830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64cm" svg:height="4.93cm" xlink:href=".." xlink:type="simple" chart:class="chart:line" chart:style-name="ch1">
        <chart:legend chart:legend-position="end" svg:x="5.145cm" svg:y="1.917cm" style:legend-expansion="high" chart:style-name="ch2"/>
        <chart:plot-area chart:style-name="ch3" table:cell-range-address="Hoja1.A1:Hoja1.A31 Hoja1.J1:Hoja1.J31 Hoja1.M1:Hoja1.M31" chart:data-source-has-labels="both" svg:x="0.175cm" svg:y="0.098cm" svg:width="4.795cm" svg:height="4.734cm">
          <chart:coordinate-region svg:x="1.352cm" svg:y="0.297cm" svg:width="3.618cm" svg:height="3.35cm"/>
          <chart:axis chart:dimension="x" chart:name="primary-x" chart:style-name="ch4" chartooo:axis-type="auto">
            <chartooo:date-scale/>
            <chart:categories table:cell-range-address="Hoja1.A2:Hoja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2:Hoja1.J31" chart:label-cell-address="Hoja1.J1:Hoja1.J1" chart:class="chart:line">
            <chart:data-point chart:repeated="30"/>
          </chart:series>
          <chart:series chart:style-name="ch7" chart:values-cell-range-address="Hoja1.M2:Hoja1.M31" chart:label-cell-address="Hoja1.M1:Hoja1.M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Hoja1.J1:Hoja1.J1</svg:desc>
                </draw:g>
              </table:table-cell>
              <table:table-cell office:value-type="string">
                <text:p>Tiempo teórico</text:p>
                <draw:g>
                  <svg:desc>Hoja1.M1:Hoja1.M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77">
                <text:p>77</text:p>
                <draw:g>
                  <svg:desc>Hoja1.J2:Hoja1.J31</svg:desc>
                </draw:g>
              </table:table-cell>
              <table:table-cell office:value-type="float" office:value="186.292585736891">
                <text:p>186.292585736891</text:p>
                <draw:g>
                  <svg:desc>Hoja1.M2:Hoja1.M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">
                <text:p>160</text:p>
              </table:table-cell>
              <table:table-cell office:value-type="float" office:value="409.971608991521">
                <text:p>409.97160899152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50">
                <text:p>250</text:p>
              </table:table-cell>
              <table:table-cell office:value-type="float" office:value="647.76190946243">
                <text:p>647.7619094624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61">
                <text:p>461</text:p>
              </table:table-cell>
              <table:table-cell office:value-type="float" office:value="894.716093018521">
                <text:p>894.71609301852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24">
                <text:p>824</text:p>
              </table:table-cell>
              <table:table-cell office:value-type="float" office:value="1148.48447778493">
                <text:p>1148.4844777849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59">
                <text:p>1659</text:p>
              </table:table-cell>
              <table:table-cell office:value-type="float" office:value="1407.68313147808">
                <text:p>1407.6831314780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41">
                <text:p>1741</text:p>
              </table:table-cell>
              <table:table-cell office:value-type="float" office:value="1671.39759800092">
                <text:p>1671.397598000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18">
                <text:p>1318</text:p>
              </table:table-cell>
              <table:table-cell office:value-type="float" office:value="1938.977936108">
                <text:p>1938.97793610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250">
                <text:p>1250</text:p>
              </table:table-cell>
              <table:table-cell office:value-type="float" office:value="2209.93818514256">
                <text:p>2209.938185142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03">
                <text:p>1403</text:p>
              </table:table-cell>
              <table:table-cell office:value-type="float" office:value="2483.90114315855">
                <text:p>2483.9011431585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395">
                <text:p>1395</text:p>
              </table:table-cell>
              <table:table-cell office:value-type="float" office:value="2760.56547541971">
                <text:p>2760.5654754197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733">
                <text:p>1733</text:p>
              </table:table-cell>
              <table:table-cell office:value-type="float" office:value="3039.68488806258">
                <text:p>3039.6848880625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829">
                <text:p>1829</text:p>
              </table:table-cell>
              <table:table-cell office:value-type="float" office:value="3321.05429359745">
                <text:p>3321.054293597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32">
                <text:p>2832</text:p>
              </table:table-cell>
              <table:table-cell office:value-type="float" office:value="3604.50025862601">
                <text:p>3604.500258626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098">
                <text:p>3098</text:p>
              </table:table-cell>
              <table:table-cell office:value-type="float" office:value="3889.87419461356">
                <text:p>3889.8741946135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973">
                <text:p>2973</text:p>
              </table:table-cell>
              <table:table-cell office:value-type="float" office:value="4177.0473723579">
                <text:p>4177.047372357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73">
                <text:p>3073</text:p>
              </table:table-cell>
              <table:table-cell office:value-type="float" office:value="4465.90718755127">
                <text:p>4465.9071875512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509">
                <text:p>3509</text:p>
              </table:table-cell>
              <table:table-cell office:value-type="float" office:value="4756.35430794476">
                <text:p>4756.3543079447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013">
                <text:p>8013</text:p>
              </table:table-cell>
              <table:table-cell office:value-type="float" office:value="5048.30045633273">
                <text:p>5048.3004563327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205">
                <text:p>9205</text:p>
              </table:table-cell>
              <table:table-cell office:value-type="float" office:value="5341.66666149449">
                <text:p>5341.6666614944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9360">
                <text:p>9360</text:p>
              </table:table-cell>
              <table:table-cell office:value-type="float" office:value="5636.38185976505">
                <text:p>5636.3818597650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0508">
                <text:p>10508</text:p>
              </table:table-cell>
              <table:table-cell office:value-type="float" office:value="5932.38176353454">
                <text:p>5932.3817635345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554">
                <text:p>9554</text:p>
              </table:table-cell>
              <table:table-cell office:value-type="float" office:value="6229.60793586758">
                <text:p>6229.6079358675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1766">
                <text:p>11766</text:p>
              </table:table-cell>
              <table:table-cell office:value-type="float" office:value="6528.00702633803">
                <text:p>6528.0070263380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1698">
                <text:p>11698</text:p>
              </table:table-cell>
              <table:table-cell office:value-type="float" office:value="6827.530134427">
                <text:p>6827.53013442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4328">
                <text:p>14328</text:p>
              </table:table-cell>
              <table:table-cell office:value-type="float" office:value="7128.13227492551">
                <text:p>7128.1322749255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2129">
                <text:p>12129</text:p>
              </table:table-cell>
              <table:table-cell office:value-type="float" office:value="7429.77192569347">
                <text:p>7429.7719256934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549">
                <text:p>12549</text:p>
              </table:table-cell>
              <table:table-cell office:value-type="float" office:value="7732.41064250037">
                <text:p>7732.4106425003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170">
                <text:p>4170</text:p>
              </table:table-cell>
              <table:table-cell office:value-type="float" office:value="8036.01272895199">
                <text:p>8036.0127289519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215">
                <text:p>5215</text:p>
              </table:table-cell>
              <table:table-cell office:value-type="float" office:value="8340.54495199321">
                <text:p>8340.544951993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8cm" svg:height="5.108cm" xlink:href=".." xlink:type="simple" chart:class="chart:line" chart:style-name="ch1">
        <chart:legend chart:legend-position="end" svg:x="5.461cm" svg:y="2.006cm" style:legend-expansion="high" chart:style-name="ch2"/>
        <chart:plot-area chart:style-name="ch3" table:cell-range-address="Hoja1.A1:Hoja1.A31 Hoja1.N1:Hoja1.N31 Hoja1.Q1:Hoja1.Q31" chart:data-source-has-labels="both" svg:x="0.181cm" svg:y="0.102cm" svg:width="5.099cm" svg:height="4.904cm">
          <chart:coordinate-region svg:x="1.358cm" svg:y="0.301cm" svg:width="3.922cm" svg:height="3.52cm"/>
          <chart:axis chart:dimension="x" chart:name="primary-x" chart:style-name="ch4" chartooo:axis-type="auto">
            <chartooo:date-scale/>
            <chart:categories table:cell-range-address="Hoja1.A2:Hoja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N2:Hoja1.N31" chart:label-cell-address="Hoja1.N1:Hoja1.N1" chart:class="chart:line">
            <chart:data-point chart:repeated="30"/>
          </chart:series>
          <chart:series chart:style-name="ch7" chart:values-cell-range-address="Hoja1.Q2:Hoja1.Q31" chart:label-cell-address="Hoja1.Q1:Hoja1.Q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  <draw:g>
                  <svg:desc>Hoja1.N1:Hoja1.N1</svg:desc>
                </draw:g>
              </table:table-cell>
              <table:table-cell office:value-type="string">
                <text:p>Tiempo teórico</text:p>
                <draw:g>
                  <svg:desc>Hoja1.Q1:Hoja1.Q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319">
                <text:p>319</text:p>
                <draw:g>
                  <svg:desc>Hoja1.N2:Hoja1.N31</svg:desc>
                </draw:g>
              </table:table-cell>
              <table:table-cell office:value-type="float" office:value="346.817580394768">
                <text:p>346.817580394768</text:p>
                <draw:g>
                  <svg:desc>Hoja1.Q2:Hoja1.Q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763.236823937823">
                <text:p>763.23682393782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5">
                <text:p>505</text:p>
              </table:table-cell>
              <table:table-cell office:value-type="float" office:value="1205.92678030109">
                <text:p>1205.9267803010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3">
                <text:p>1623</text:p>
              </table:table-cell>
              <table:table-cell office:value-type="float" office:value="1665.67697417222">
                <text:p>1665.676974172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26">
                <text:p>1226</text:p>
              </table:table-cell>
              <table:table-cell office:value-type="float" office:value="2138.11304476107">
                <text:p>2138.1130447610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0">
                <text:p>2200</text:p>
              </table:table-cell>
              <table:table-cell office:value-type="float" office:value="2620.65855004705">
                <text:p>2620.6585500470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09">
                <text:p>1809</text:p>
              </table:table-cell>
              <table:table-cell office:value-type="float" office:value="3111.61106344296">
                <text:p>3111.6110634429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721">
                <text:p>2721</text:p>
              </table:table-cell>
              <table:table-cell office:value-type="float" office:value="3609.76060093758">
                <text:p>3609.760600937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545">
                <text:p>3545</text:p>
              </table:table-cell>
              <table:table-cell office:value-type="float" office:value="4114.20245825365">
                <text:p>4114.202458253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282">
                <text:p>4282</text:p>
              </table:table-cell>
              <table:table-cell office:value-type="float" office:value="4624.23440526358">
                <text:p>4624.2344052635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833">
                <text:p>3833</text:p>
              </table:table-cell>
              <table:table-cell office:value-type="float" office:value="5139.29545246954">
                <text:p>5139.2954524695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0310">
                <text:p>10310</text:p>
              </table:table-cell>
              <table:table-cell office:value-type="float" office:value="5658.92707898381">
                <text:p>5658.927078983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2281">
                <text:p>12281</text:p>
              </table:table-cell>
              <table:table-cell office:value-type="float" office:value="6182.74747708886">
                <text:p>6182.7474770888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2043">
                <text:p>12043</text:p>
              </table:table-cell>
              <table:table-cell office:value-type="float" office:value="6710.43376892392">
                <text:p>6710.4337689239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4324">
                <text:p>14324</text:p>
              </table:table-cell>
              <table:table-cell office:value-type="float" office:value="7241.70932986717">
                <text:p>7241.7093298671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3492">
                <text:p>13492</text:p>
              </table:table-cell>
              <table:table-cell office:value-type="float" office:value="7776.33450706146">
                <text:p>7776.3345070614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5535">
                <text:p>5535</text:p>
              </table:table-cell>
              <table:table-cell office:value-type="float" office:value="8314.09966707774">
                <text:p>8314.0996670777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195">
                <text:p>6195</text:p>
              </table:table-cell>
              <table:table-cell office:value-type="float" office:value="8854.81988484188">
                <text:p>8854.8198848418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7999">
                <text:p>7999</text:p>
              </table:table-cell>
              <table:table-cell office:value-type="float" office:value="9398.33081625646">
                <text:p>9398.3308162564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542">
                <text:p>8542</text:p>
              </table:table-cell>
              <table:table-cell office:value-type="float" office:value="9944.48544201002">
                <text:p>9944.4854420100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8661">
                <text:p>8661</text:p>
              </table:table-cell>
              <table:table-cell office:value-type="float" office:value="10493.1514641464">
                <text:p>10493.151464146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8186">
                <text:p>8186</text:p>
              </table:table-cell>
              <table:table-cell office:value-type="float" office:value="11044.2091995702">
                <text:p>11044.209199570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763">
                <text:p>9763</text:p>
              </table:table-cell>
              <table:table-cell office:value-type="float" office:value="11597.5498572823">
                <text:p>11597.549857282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5055">
                <text:p>15055</text:p>
              </table:table-cell>
              <table:table-cell office:value-type="float" office:value="12153.0741157471">
                <text:p>12153.074115747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2652">
                <text:p>22652</text:p>
              </table:table-cell>
              <table:table-cell office:value-type="float" office:value="12710.6909377415">
                <text:p>12710.690937741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4282">
                <text:p>14282</text:p>
              </table:table-cell>
              <table:table-cell office:value-type="float" office:value="13270.3165751055">
                <text:p>13270.316575105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0613">
                <text:p>10613</text:p>
              </table:table-cell>
              <table:table-cell office:value-type="float" office:value="13831.8737268121">
                <text:p>13831.873726812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6182">
                <text:p>6182</text:p>
              </table:table-cell>
              <table:table-cell office:value-type="float" office:value="14395.2908219239">
                <text:p>14395.290821923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6817">
                <text:p>6817</text:p>
              </table:table-cell>
              <table:table-cell office:value-type="float" office:value="14960.5014051012">
                <text:p>14960.501405101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479">
                <text:p>8479</text:p>
              </table:table-cell>
              <table:table-cell office:value-type="float" office:value="15527.4436069586">
                <text:p>15527.44360695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